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1.5634in"/>
    </style:style>
    <style:style style:name="co6" style:family="table-column">
      <style:table-column-properties fo:break-before="auto" style:column-width="1.122in"/>
    </style:style>
    <style:style style:name="co7" style:family="table-column">
      <style:table-column-properties fo:break-before="auto" style:column-width="1.9291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1.6063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1437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ff0000"/>
    </style:style>
    <style:style style:name="gr1" style:family="graphic">
      <style:graphic-properties draw:stroke="none" svg:stroke-color="#000000" draw:fill="none" draw:fill-color="#ffffff" fo:min-height="0.2256in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0484in" fo:min-width="0.4697in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1.9717in" svg:height="0.2256in" svg:x="17.6547in" svg:y="11.5673in">
            <draw:text-box>
              <text:p>Exact to double precision</text:p>
            </draw:text-box>
          </draw:frame>
          <draw:custom-shape draw:z-index="2" draw:style-name="gr2" draw:text-style-name="P2" svg:width="0.6642in" svg:height="0.0681in" svg:x="19.4638in" svg:y="11.644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12" table:default-cell-style-name="Default"/>
        <table:table-row table:style-name="ro1">
          <table:table-cell table:number-columns-repeated="19"/>
          <table:table-cell office:value-type="string" calcext:value-type="string">
            <text:p>error, beta/ko</text:p>
          </table:table-cell>
          <table:table-cell table:number-columns-repeated="2"/>
          <table:table-cell office:value-type="string" calcext:value-type="string">
            <text:p>error, Zo</text:p>
          </table:table-cell>
          <table:table-cell/>
          <table:table-cell office:value-type="string" calcext:value-type="string">
            <text:p>exact</text:p>
          </table:table-cell>
          <table:table-cell office:value-type="string" calcext:value-type="string">
            <text:p>computed</text:p>
          </table:table-cell>
        </table:table-row>
        <table:table-row table:style-name="ro1">
          <table:table-cell office:value-type="string" calcext:value-type="string">
            <text:p>#frequency</text:p>
          </table:table-cell>
          <table:table-cell office:value-type="string" calcext:value-type="string">
            <text:p>f,GHz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converged</text:p>
          </table:table-cell>
          <table:table-cell office:value-type="string" calcext:value-type="string">
            <text:p>final error</text:p>
          </table:table-cell>
          <table:table-cell office:value-type="string" calcext:value-type="string">
            <text:p>elapsed time (s)</text:p>
          </table:table-cell>
          <table:table-cell office:value-type="string" calcext:value-type="string">
            <text:p>modal impedance calculation</text:p>
          </table:table-cell>
          <table:table-cell office:value-type="string" calcext:value-type="string">
            <text:p>mode count</text:p>
          </table:table-cell>
          <table:table-cell office:value-type="string" calcext:value-type="string">
            <text:p>alpha[1] db/m</text:p>
          </table:table-cell>
          <table:table-cell office:value-type="string" calcext:value-type="string">
            <text:p>beta[1]/ko</text:p>
          </table:table-cell>
          <table:table-cell office:value-type="string" calcext:value-type="string">
            <text:p>real(Z[1;1])</text:p>
          </table:table-cell>
          <table:table-cell office:value-type="string" calcext:value-type="string">
            <text:p>imag(Z[1;1])</text:p>
          </table:table-cell>
          <table:table-cell/>
          <table:table-cell office:value-type="string" calcext:value-type="string">
            <text:p>exact beta/ko</text:p>
          </table:table-cell>
          <table:table-cell office:value-type="string" calcext:value-type="string">
            <text:p>exact Zo</text:p>
          </table:table-cell>
          <table:table-cell/>
          <table:table-cell office:value-type="string" calcext:value-type="string">
            <text:p>error, beta/ko</text:p>
          </table:table-cell>
          <table:table-cell office:value-type="string" calcext:value-type="string">
            <text:p>log10(abs(err))</text:p>
          </table:table-cell>
          <table:table-cell/>
          <table:table-cell office:value-type="string" calcext:value-type="string">
            <text:p>error, Zo</text:p>
          </table:table-cell>
          <table:table-cell office:value-type="string" calcext:value-type="string">
            <text:p>log10(abs(err))</text:p>
          </table:table-cell>
          <table:table-cell/>
          <table:table-cell table:number-columns-repeated="2" office:value-type="string" calcext:value-type="string">
            <text:p>Zo/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3]*0.000000001"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66325208" calcext:value-type="float">
            <text:p>0.966325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8676458828204E-015" calcext:value-type="float">
            <text:p>-4.58676458828204E-15</text:p>
          </table:table-cell>
          <table:table-cell office:value-type="float" office:value="1.21514661616001" calcext:value-type="float">
            <text:p>1.21514661616001</text:p>
          </table:table-cell>
          <table:table-cell office:value-type="float" office:value="510.847095799302" calcext:value-type="float">
            <text:p>510.847095799302</text:p>
          </table:table-cell>
          <table:table-cell office:value-type="float" office:value="0.00000562489991473787" calcext:value-type="float">
            <text:p>5.62489991473787E-06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D48]*8" office:value-type="float" office:value="412.699712308022" calcext:value-type="float">
            <text:p>412.699712308022</text:p>
          </table:table-cell>
          <table:table-cell/>
          <table:table-cell table:formula="of:=([.P3]-[.L3])/[.P3]" office:value-type="float" office:value="0.19169649451724" calcext:value-type="float">
            <text:p>0.19169649451724</text:p>
          </table:table-cell>
          <table:table-cell table:formula="of:=LOG10(ABS([.S3]))" office:value-type="float" office:value="-0.717385828831583" calcext:value-type="float">
            <text:p>-0.717385828831583</text:p>
          </table:table-cell>
          <table:table-cell/>
          <table:table-cell table:formula="of:=([.Q3]-[.M3])/[.Q3]" office:value-type="float" office:value="-0.237817911096644" calcext:value-type="float">
            <text:p>-0.237817911096644</text:p>
          </table:table-cell>
          <table:table-cell table:formula="of:=LOG10(ABS([.V3]))" office:value-type="float" office:value="-0.623755439887611" calcext:value-type="float">
            <text:p>-0.623755439887611</text:p>
          </table:table-cell>
          <table:table-cell/>
          <table:table-cell table:formula="of:=[.Q3]/8" office:value-type="float" office:value="51.5874640385028" calcext:value-type="float">
            <text:p>51.5874640385028</text:p>
          </table:table-cell>
          <table:table-cell table:formula="of:=[.M3]/8" office:value-type="float" office:value="63.8558869749128" calcext:value-type="float">
            <text:p>63.8558869749128</text:p>
          </table:table-cell>
        </table:table-row>
        <table:table-row table:style-name="ro1">
          <table:table-cell office:value-type="float" office:value="158489.319246111" calcext:value-type="float">
            <text:p>158489.319246111</text:p>
          </table:table-cell>
          <table:table-cell table:formula="of:=[.A4]*0.000000001" office:value-type="float" office:value="0.000158489319246111" calcext:value-type="float">
            <text:p>0.000158489319246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78992191" calcext:value-type="float">
            <text:p>0.978992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75384761947581E-016" calcext:value-type="float">
            <text:p>-1.75384761947581E-16</text:p>
          </table:table-cell>
          <table:table-cell office:value-type="float" office:value="1.38858343417558" calcext:value-type="float">
            <text:p>1.38858343417558</text:p>
          </table:table-cell>
          <table:table-cell office:value-type="float" office:value="446.835181290641" calcext:value-type="float">
            <text:p>446.835181290641</text:p>
          </table:table-cell>
          <table:table-cell office:value-type="float" office:value="0.00000000000827150068641681" calcext:value-type="float">
            <text:p>8.27150068641681E-12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]" office:value-type="float" office:value="412.699712308022" calcext:value-type="float">
            <text:p>412.699712308022</text:p>
          </table:table-cell>
          <table:table-cell/>
          <table:table-cell table:formula="of:=([.P4]-[.L4])/[.P4]" office:value-type="float" office:value="0.0763280392893639" calcext:value-type="float">
            <text:p>0.076328039289364</text:p>
          </table:table-cell>
          <table:table-cell table:formula="of:=LOG10(ABS([.S4]))" office:value-type="float" office:value="-1.1173158936088" calcext:value-type="float">
            <text:p>-1.1173158936088</text:p>
          </table:table-cell>
          <table:table-cell/>
          <table:table-cell table:formula="of:=([.Q4]-[.M4])/[.Q4]" office:value-type="float" office:value="-0.0827126066837222" calcext:value-type="float">
            <text:p>-0.082712606683722</text:p>
          </table:table-cell>
          <table:table-cell table:formula="of:=LOG10(ABS([.V4]))" office:value-type="float" office:value="-1.0824282921897" calcext:value-type="float">
            <text:p>-1.0824282921897</text:p>
          </table:table-cell>
          <table:table-cell/>
          <table:table-cell table:formula="of:=[.Q4]/8" office:value-type="float" office:value="51.5874640385028" calcext:value-type="float">
            <text:p>51.5874640385028</text:p>
          </table:table-cell>
          <table:table-cell table:formula="of:=[.M4]/8" office:value-type="float" office:value="55.8543976613301" calcext:value-type="float">
            <text:p>55.8543976613301</text:p>
          </table:table-cell>
        </table:table-row>
        <table:table-row table:style-name="ro1">
          <table:table-cell office:value-type="float" office:value="251188.643150958" calcext:value-type="float">
            <text:p>251188.643150958</text:p>
          </table:table-cell>
          <table:table-cell table:formula="of:=[.A5]*0.000000001" office:value-type="float" office:value="0.000251188643150958" calcext:value-type="float">
            <text:p>0.00025118864315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99962292" calcext:value-type="float">
            <text:p>0.999962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46207295455712" calcext:value-type="float">
            <text:p>0.054620729545571</text:p>
          </table:table-cell>
          <table:table-cell office:value-type="float" office:value="0.000000000000279388100675435" calcext:value-type="float">
            <text:p>2.79388100675435E-13</text:p>
          </table:table-cell>
          <table:table-cell office:value-type="float" office:value="-0.0000000000147902673005226" calcext:value-type="float">
            <text:p>-1.47902673005226E-11</text:p>
          </table:table-cell>
          <table:table-cell office:value-type="float" office:value="519.507088206136" calcext:value-type="float">
            <text:p>519.507088206136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4]" office:value-type="float" office:value="412.699712308022" calcext:value-type="float">
            <text:p>412.699712308022</text:p>
          </table:table-cell>
          <table:table-cell/>
          <table:table-cell table:formula="of:=([.P5]-[.L5])/[.P5]" office:value-type="float" office:value="0.999999999999814" calcext:value-type="float">
            <text:p>0.999999999999814</text:p>
          </table:table-cell>
          <table:table-cell table:formula="of:=LOG10(ABS([.S5]))" office:value-type="float" office:value="-0.0000000000000807142089505176" calcext:value-type="float">
            <text:p>-8.07142089505176E-14</text:p>
          </table:table-cell>
          <table:table-cell/>
          <table:table-cell table:formula="of:=([.Q5]-[.M5])/[.Q5]" office:value-type="float" office:value="1.00000000000004" calcext:value-type="float">
            <text:p>1.00000000000004</text:p>
          </table:table-cell>
          <table:table-cell table:formula="of:=LOG10(ABS([.V5]))" office:value-type="float" office:value="0.0000000000000155256722115076" calcext:value-type="float">
            <text:p>1.55256722115076E-14</text:p>
          </table:table-cell>
          <table:table-cell/>
          <table:table-cell table:formula="of:=[.Q5]/8" office:value-type="float" office:value="51.5874640385028" calcext:value-type="float">
            <text:p>51.5874640385028</text:p>
          </table:table-cell>
          <table:table-cell table:formula="of:=[.M5]/8" office:value-type="float" office:value="-0.00000000000184878341256533" calcext:value-type="float">
            <text:p>-1.84878341256533E-12</text:p>
          </table:table-cell>
        </table:table-row>
        <table:table-row table:style-name="ro1">
          <table:table-cell office:value-type="float" office:value="398107.170553497" calcext:value-type="float">
            <text:p>398107.170553497</text:p>
          </table:table-cell>
          <table:table-cell table:formula="of:=[.A6]*0.000000001" office:value-type="float" office:value="0.000398107170553497" calcext:value-type="float">
            <text:p>0.000398107170553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65427764" calcext:value-type="float">
            <text:p>0.965427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07680636325956E-016" calcext:value-type="float">
            <text:p>-4.07680636325956E-16</text:p>
          </table:table-cell>
          <table:table-cell office:value-type="float" office:value="0.94424053558756" calcext:value-type="float">
            <text:p>0.94424053558756</text:p>
          </table:table-cell>
          <table:table-cell office:value-type="float" office:value="657.481139372267" calcext:value-type="float">
            <text:p>657.481139372267</text:p>
          </table:table-cell>
          <table:table-cell office:value-type="float" office:value="-0.0000000007246882056452" calcext:value-type="float">
            <text:p>-7.246882056452E-10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5]" office:value-type="float" office:value="412.699712308022" calcext:value-type="float">
            <text:p>412.699712308022</text:p>
          </table:table-cell>
          <table:table-cell/>
          <table:table-cell table:formula="of:=([.P6]-[.L6])/[.P6]" office:value-type="float" office:value="0.371900538762771" calcext:value-type="float">
            <text:p>0.371900538762771</text:p>
          </table:table-cell>
          <table:table-cell table:formula="of:=LOG10(ABS([.S6]))" office:value-type="float" office:value="-0.429573192489295" calcext:value-type="float">
            <text:p>-0.429573192489295</text:p>
          </table:table-cell>
          <table:table-cell/>
          <table:table-cell table:formula="of:=([.Q6]-[.M6])/[.Q6]" office:value-type="float" office:value="-0.593122359342838" calcext:value-type="float">
            <text:p>-0.593122359342838</text:p>
          </table:table-cell>
          <table:table-cell table:formula="of:=LOG10(ABS([.V6]))" office:value-type="float" office:value="-0.226855703759316" calcext:value-type="float">
            <text:p>-0.226855703759316</text:p>
          </table:table-cell>
          <table:table-cell/>
          <table:table-cell table:formula="of:=[.Q6]/8" office:value-type="float" office:value="51.5874640385028" calcext:value-type="float">
            <text:p>51.5874640385028</text:p>
          </table:table-cell>
          <table:table-cell table:formula="of:=[.M6]/8" office:value-type="float" office:value="82.1851424215334" calcext:value-type="float">
            <text:p>82.1851424215334</text:p>
          </table:table-cell>
        </table:table-row>
        <table:table-row table:style-name="ro1">
          <table:table-cell office:value-type="float" office:value="630957.344480193" calcext:value-type="float">
            <text:p>630957.344480193</text:p>
          </table:table-cell>
          <table:table-cell table:formula="of:=[.A7]*0.000000001" office:value-type="float" office:value="0.000630957344480193" calcext:value-type="float">
            <text:p>0.0006309573444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98778967" calcext:value-type="float">
            <text:p>0.998778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229550545114E-015" calcext:value-type="float">
            <text:p>1.05229550545114E-15</text:p>
          </table:table-cell>
          <table:table-cell office:value-type="float" office:value="1.4775840947217" calcext:value-type="float">
            <text:p>1.4775840947217</text:p>
          </table:table-cell>
          <table:table-cell office:value-type="float" office:value="419.882251983432" calcext:value-type="float">
            <text:p>419.882251983432</text:p>
          </table:table-cell>
          <table:table-cell office:value-type="float" office:value="0.00000000000331301563604173" calcext:value-type="float">
            <text:p>3.31301563604173E-12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6]" office:value-type="float" office:value="412.699712308022" calcext:value-type="float">
            <text:p>412.699712308022</text:p>
          </table:table-cell>
          <table:table-cell/>
          <table:table-cell table:formula="of:=([.P7]-[.L7])/[.P7]" office:value-type="float" office:value="0.0171256805344621" calcext:value-type="float">
            <text:p>0.017125680534462</text:p>
          </table:table-cell>
          <table:table-cell table:formula="of:=LOG10(ABS([.S7]))" office:value-type="float" office:value="-1.76635216164638" calcext:value-type="float">
            <text:p>-1.76635216164638</text:p>
          </table:table-cell>
          <table:table-cell/>
          <table:table-cell table:formula="of:=([.Q7]-[.M7])/[.Q7]" office:value-type="float" office:value="-0.0174037913310902" calcext:value-type="float">
            <text:p>-0.01740379133109</text:p>
          </table:table-cell>
          <table:table-cell table:formula="of:=LOG10(ABS([.V7]))" office:value-type="float" office:value="-1.75935613247535" calcext:value-type="float">
            <text:p>-1.75935613247535</text:p>
          </table:table-cell>
          <table:table-cell/>
          <table:table-cell table:formula="of:=[.Q7]/8" office:value-type="float" office:value="51.5874640385028" calcext:value-type="float">
            <text:p>51.5874640385028</text:p>
          </table:table-cell>
          <table:table-cell table:formula="of:=[.M7]/8" office:value-type="float" office:value="52.485281497929" calcext:value-type="float">
            <text:p>52.4852814979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8]*0.000000001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95442841" calcext:value-type="float">
            <text:p>0.995442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4688833346425E-019" calcext:value-type="float">
            <text:p>-2.54688833346425E-19</text:p>
          </table:table-cell>
          <table:table-cell office:value-type="float" office:value="1.48131367794049" calcext:value-type="float">
            <text:p>1.48131367794049</text:p>
          </table:table-cell>
          <table:table-cell office:value-type="float" office:value="418.850503038484" calcext:value-type="float">
            <text:p>418.850503038484</text:p>
          </table:table-cell>
          <table:table-cell office:value-type="float" office:value="0.000000000000499609261267161" calcext:value-type="float">
            <text:p>4.99609261267161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7]" office:value-type="float" office:value="412.699712308022" calcext:value-type="float">
            <text:p>412.699712308022</text:p>
          </table:table-cell>
          <table:table-cell/>
          <table:table-cell table:formula="of:=([.P8]-[.L8])/[.P8]" office:value-type="float" office:value="0.0146447986806622" calcext:value-type="float">
            <text:p>0.014644798680662</text:p>
          </table:table-cell>
          <table:table-cell table:formula="of:=LOG10(ABS([.S8]))" office:value-type="float" office:value="-1.83431659410723" calcext:value-type="float">
            <text:p>-1.83431659410723</text:p>
          </table:table-cell>
          <table:table-cell/>
          <table:table-cell table:formula="of:=([.Q8]-[.M8])/[.Q8]" office:value-type="float" office:value="-0.0149037921448103" calcext:value-type="float">
            <text:p>-0.01490379214481</text:p>
          </table:table-cell>
          <table:table-cell table:formula="of:=LOG10(ABS([.V8]))" office:value-type="float" office:value="-1.82670321494162" calcext:value-type="float">
            <text:p>-1.82670321494162</text:p>
          </table:table-cell>
          <table:table-cell/>
          <table:table-cell table:formula="of:=[.Q8]/8" office:value-type="float" office:value="51.5874640385028" calcext:value-type="float">
            <text:p>51.5874640385028</text:p>
          </table:table-cell>
          <table:table-cell table:formula="of:=[.M8]/8" office:value-type="float" office:value="52.3563128798105" calcext:value-type="float">
            <text:p>52.3563128798105</text:p>
          </table:table-cell>
        </table:table-row>
        <table:table-row table:style-name="ro1">
          <table:table-cell office:value-type="float" office:value="1584893.19246111" calcext:value-type="float">
            <text:p>1584893.19246111</text:p>
          </table:table-cell>
          <table:table-cell table:formula="of:=[.A9]*0.000000001" office:value-type="float" office:value="0.00158489319246111" calcext:value-type="float">
            <text:p>0.00158489319246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67877619" calcext:value-type="float">
            <text:p>0.967877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47347471305339E-015" calcext:value-type="float">
            <text:p>-3.47347471305339E-15</text:p>
          </table:table-cell>
          <table:table-cell office:value-type="float" office:value="1.5021191624412" calcext:value-type="float">
            <text:p>1.5021191624412</text:p>
          </table:table-cell>
          <table:table-cell office:value-type="float" office:value="413.040709477923" calcext:value-type="float">
            <text:p>413.040709477923</text:p>
          </table:table-cell>
          <table:table-cell office:value-type="float" office:value="-0.0000000000033122509824216" calcext:value-type="float">
            <text:p>-3.3122509824216E-12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8]" office:value-type="float" office:value="412.699712308022" calcext:value-type="float">
            <text:p>412.699712308022</text:p>
          </table:table-cell>
          <table:table-cell/>
          <table:table-cell table:formula="of:=([.P9]-[.L9])/[.P9]" office:value-type="float" office:value="0.00080519625611279" calcext:value-type="float">
            <text:p>0.000805196256113</text:p>
          </table:table-cell>
          <table:table-cell table:formula="of:=LOG10(ABS([.S9]))" office:value-type="float" office:value="-3.0940982530995" calcext:value-type="float">
            <text:p>-3.0940982530995</text:p>
          </table:table-cell>
          <table:table-cell/>
          <table:table-cell table:formula="of:=([.Q9]-[.M9])/[.Q9]" office:value-type="float" office:value="-0.000826259771284321" calcext:value-type="float">
            <text:p>-0.000826259771284</text:p>
          </table:table-cell>
          <table:table-cell table:formula="of:=LOG10(ABS([.V9]))" office:value-type="float" office:value="-3.08288339154289" calcext:value-type="float">
            <text:p>-3.08288339154289</text:p>
          </table:table-cell>
          <table:table-cell/>
          <table:table-cell table:formula="of:=[.Q9]/8" office:value-type="float" office:value="51.5874640385028" calcext:value-type="float">
            <text:p>51.5874640385028</text:p>
          </table:table-cell>
          <table:table-cell table:formula="of:=[.M9]/8" office:value-type="float" office:value="51.6300886847404" calcext:value-type="float">
            <text:p>51.6300886847404</text:p>
          </table:table-cell>
        </table:table-row>
        <table:table-row table:style-name="ro1">
          <table:table-cell office:value-type="float" office:value="2511886.43150958" calcext:value-type="float">
            <text:p>2511886.43150958</text:p>
          </table:table-cell>
          <table:table-cell table:formula="of:=[.A10]*0.000000001" office:value-type="float" office:value="0.00251188643150958" calcext:value-type="float">
            <text:p>0.0025118864315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779158" calcext:value-type="float">
            <text:p>0.9779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253408784136E-016" calcext:value-type="float">
            <text:p>2.4253408784136E-16</text:p>
          </table:table-cell>
          <table:table-cell office:value-type="float" office:value="1.51166973888345" calcext:value-type="float">
            <text:p>1.51166973888345</text:p>
          </table:table-cell>
          <table:table-cell office:value-type="float" office:value="410.431264353547" calcext:value-type="float">
            <text:p>410.431264353547</text:p>
          </table:table-cell>
          <table:table-cell office:value-type="float" office:value="0.0000000000000967234746689414" calcext:value-type="float">
            <text:p>9.67234746689414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9]" office:value-type="float" office:value="412.699712308022" calcext:value-type="float">
            <text:p>412.699712308022</text:p>
          </table:table-cell>
          <table:table-cell/>
          <table:table-cell table:formula="of:=([.P10]-[.L10])/[.P10]" office:value-type="float" office:value="-0.00554775269258849" calcext:value-type="float">
            <text:p>-0.005547752692588</text:p>
          </table:table-cell>
          <table:table-cell table:formula="of:=LOG10(ABS([.S10]))" office:value-type="float" office:value="-2.25588290712255" calcext:value-type="float">
            <text:p>-2.25588290712255</text:p>
          </table:table-cell>
          <table:table-cell/>
          <table:table-cell table:formula="of:=([.Q10]-[.M10])/[.Q10]" office:value-type="float" office:value="0.00549660658057872" calcext:value-type="float">
            <text:p>0.005496606580579</text:p>
          </table:table-cell>
          <table:table-cell table:formula="of:=LOG10(ABS([.V10]))" office:value-type="float" office:value="-2.25990534653404" calcext:value-type="float">
            <text:p>-2.25990534653404</text:p>
          </table:table-cell>
          <table:table-cell/>
          <table:table-cell table:formula="of:=[.Q10]/8" office:value-type="float" office:value="51.5874640385028" calcext:value-type="float">
            <text:p>51.5874640385028</text:p>
          </table:table-cell>
          <table:table-cell table:formula="of:=[.M10]/8" office:value-type="float" office:value="51.3039080441934" calcext:value-type="float">
            <text:p>51.3039080441934</text:p>
          </table:table-cell>
        </table:table-row>
        <table:table-row table:style-name="ro1">
          <table:table-cell office:value-type="float" office:value="3981071.70553498" calcext:value-type="float">
            <text:p>3981071.70553498</text:p>
          </table:table-cell>
          <table:table-cell table:formula="of:=[.A11]*0.000000001" office:value-type="float" office:value="0.00398107170553498" calcext:value-type="float">
            <text:p>0.003981071705535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12723778" calcext:value-type="float">
            <text:p>1.012723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6720266580045E-016" calcext:value-type="float">
            <text:p>3.16720266580045E-16</text:p>
          </table:table-cell>
          <table:table-cell office:value-type="float" office:value="1.503675262661" calcext:value-type="float">
            <text:p>1.503675262661</text:p>
          </table:table-cell>
          <table:table-cell office:value-type="float" office:value="412.613554203683" calcext:value-type="float">
            <text:p>412.613554203683</text:p>
          </table:table-cell>
          <table:table-cell office:value-type="float" office:value="0.000000000000118114614557475" calcext:value-type="float">
            <text:p>1.18114614557475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0]" office:value-type="float" office:value="412.699712308022" calcext:value-type="float">
            <text:p>412.699712308022</text:p>
          </table:table-cell>
          <table:table-cell/>
          <table:table-cell table:formula="of:=([.P11]-[.L11])/[.P11]" office:value-type="float" office:value="-0.000229906212856378" calcext:value-type="float">
            <text:p>-0.000229906212856</text:p>
          </table:table-cell>
          <table:table-cell table:formula="of:=LOG10(ABS([.S11]))" office:value-type="float" office:value="-3.63844929244197" calcext:value-type="float">
            <text:p>-3.63844929244197</text:p>
          </table:table-cell>
          <table:table-cell/>
          <table:table-cell table:formula="of:=([.Q11]-[.M11])/[.Q11]" office:value-type="float" office:value="0.000208767056941703" calcext:value-type="float">
            <text:p>0.000208767056942</text:p>
          </table:table-cell>
          <table:table-cell table:formula="of:=LOG10(ABS([.V11]))" office:value-type="float" office:value="-3.68033803113522" calcext:value-type="float">
            <text:p>-3.68033803113522</text:p>
          </table:table-cell>
          <table:table-cell/>
          <table:table-cell table:formula="of:=[.Q11]/8" office:value-type="float" office:value="51.5874640385028" calcext:value-type="float">
            <text:p>51.5874640385028</text:p>
          </table:table-cell>
          <table:table-cell table:formula="of:=[.M11]/8" office:value-type="float" office:value="51.5766942754604" calcext:value-type="float">
            <text:p>51.5766942754604</text:p>
          </table:table-cell>
        </table:table-row>
        <table:table-row table:style-name="ro1">
          <table:table-cell office:value-type="float" office:value="6309573.44480194" calcext:value-type="float">
            <text:p>6309573.44480194</text:p>
          </table:table-cell>
          <table:table-cell table:formula="of:=[.A12]*0.000000001" office:value-type="float" office:value="0.00630957344480194" calcext:value-type="float">
            <text:p>0.006309573444802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76754168" calcext:value-type="float">
            <text:p>0.976754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5989056989613E-015" calcext:value-type="float">
            <text:p>1.85989056989613E-15</text:p>
          </table:table-cell>
          <table:table-cell office:value-type="float" office:value="1.50319409001038" calcext:value-type="float">
            <text:p>1.50319409001038</text:p>
          </table:table-cell>
          <table:table-cell office:value-type="float" office:value="412.745037613259" calcext:value-type="float">
            <text:p>412.745037613259</text:p>
          </table:table-cell>
          <table:table-cell office:value-type="float" office:value="0.000000000000438150590606711" calcext:value-type="float">
            <text:p>4.38150590606711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1]" office:value-type="float" office:value="412.699712308022" calcext:value-type="float">
            <text:p>412.699712308022</text:p>
          </table:table-cell>
          <table:table-cell/>
          <table:table-cell table:formula="of:=([.P12]-[.L12])/[.P12]" office:value-type="float" office:value="0.0000901650732470458" calcext:value-type="float">
            <text:p>9.01650732470458E-05</text:p>
          </table:table-cell>
          <table:table-cell table:formula="of:=LOG10(ABS([.S12]))" office:value-type="float" office:value="-4.04496166016946" calcext:value-type="float">
            <text:p>-4.04496166016946</text:p>
          </table:table-cell>
          <table:table-cell/>
          <table:table-cell table:formula="of:=([.Q12]-[.M12])/[.Q12]" office:value-type="float" office:value="-0.000109826355301478" calcext:value-type="float">
            <text:p>-0.000109826355301</text:p>
          </table:table-cell>
          <table:table-cell table:formula="of:=LOG10(ABS([.V12]))" office:value-type="float" office:value="-3.95929342866067" calcext:value-type="float">
            <text:p>-3.95929342866067</text:p>
          </table:table-cell>
          <table:table-cell/>
          <table:table-cell table:formula="of:=[.Q12]/8" office:value-type="float" office:value="51.5874640385028" calcext:value-type="float">
            <text:p>51.5874640385028</text:p>
          </table:table-cell>
          <table:table-cell table:formula="of:=[.M12]/8" office:value-type="float" office:value="51.5931297016574" calcext:value-type="float">
            <text:p>51.593129701657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3]*0.000000001"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1" calcext:value-type="float">
            <text:p>1</text:p>
          </table:table-cell>
          <table:table-cell office:value-type="float" office:value="0.00000751444469400683" calcext:value-type="float">
            <text:p>7.51444469400683E-06</text:p>
          </table:table-cell>
          <table:table-cell office:value-type="float" office:value="2.803543535" calcext:value-type="float">
            <text:p>2.803543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27557473468991E-017" calcext:value-type="float">
            <text:p>7.27557473468991E-17</text:p>
          </table:table-cell>
          <table:table-cell office:value-type="float" office:value="1.50333110003898" calcext:value-type="float">
            <text:p>1.50333110003898</text:p>
          </table:table-cell>
          <table:table-cell office:value-type="float" office:value="412.707382155008" calcext:value-type="float">
            <text:p>412.707382155008</text:p>
          </table:table-cell>
          <table:table-cell office:value-type="float" office:value="-1.59412249774849E-015" calcext:value-type="float">
            <text:p>-1.59412249774849E-15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2]" office:value-type="float" office:value="412.699712308022" calcext:value-type="float">
            <text:p>412.699712308022</text:p>
          </table:table-cell>
          <table:table-cell/>
          <table:table-cell table:formula="of:=([.P13]-[.L13])/[.P13]" office:value-type="float" office:value="-0.00000097264209601674" calcext:value-type="float">
            <text:p>-9.7264209601674E-07</text:p>
          </table:table-cell>
          <table:table-cell table:formula="of:=LOG10(ABS([.S13]))" office:value-type="float" office:value="-6.01204693806606" calcext:value-type="float">
            <text:p>-6.01204693806606</text:p>
          </table:table-cell>
          <table:table-cell/>
          <table:table-cell table:formula="of:=([.Q13]-[.M13])/[.Q13]" office:value-type="float" office:value="-0.0000185845707109507" calcext:value-type="float">
            <text:p>-1.85845707109507E-05</text:p>
          </table:table-cell>
          <table:table-cell table:formula="of:=LOG10(ABS([.V13]))" office:value-type="float" office:value="-4.73084746631528" calcext:value-type="float">
            <text:p>-4.73084746631528</text:p>
          </table:table-cell>
          <table:table-cell/>
          <table:table-cell table:formula="of:=[.Q13]/8" office:value-type="float" office:value="51.5874640385028" calcext:value-type="float">
            <text:p>51.5874640385028</text:p>
          </table:table-cell>
          <table:table-cell table:formula="of:=[.M13]/8" office:value-type="float" office:value="51.588422769376" calcext:value-type="float">
            <text:p>51.588422769376</text:p>
          </table:table-cell>
        </table:table-row>
        <table:table-row table:style-name="ro1">
          <table:table-cell office:value-type="float" office:value="15848931.9246111" calcext:value-type="float">
            <text:p>15848931.9246111</text:p>
          </table:table-cell>
          <table:table-cell table:formula="of:=[.A14]*0.000000001" office:value-type="float" office:value="0.0158489319246111" calcext:value-type="float">
            <text:p>0.01584893192461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90540135" calcext:value-type="float">
            <text:p>0.990540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8177583215358E-016" calcext:value-type="float">
            <text:p>2.88177583215358E-16</text:p>
          </table:table-cell>
          <table:table-cell office:value-type="float" office:value="1.50333485558274" calcext:value-type="float">
            <text:p>1.50333485558274</text:p>
          </table:table-cell>
          <table:table-cell office:value-type="float" office:value="412.70634720946" calcext:value-type="float">
            <text:p>412.70634720946</text:p>
          </table:table-cell>
          <table:table-cell office:value-type="float" office:value="0.0000000000000338588772869171" calcext:value-type="float">
            <text:p>3.38588772869171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3]" office:value-type="float" office:value="412.699712308022" calcext:value-type="float">
            <text:p>412.699712308022</text:p>
          </table:table-cell>
          <table:table-cell/>
          <table:table-cell table:formula="of:=([.P14]-[.L14])/[.P14]" office:value-type="float" office:value="-0.00000347079264493989" calcext:value-type="float">
            <text:p>-3.47079264493989E-06</text:p>
          </table:table-cell>
          <table:table-cell table:formula="of:=LOG10(ABS([.S14]))" office:value-type="float" office:value="-5.45957133154563" calcext:value-type="float">
            <text:p>-5.45957133154563</text:p>
          </table:table-cell>
          <table:table-cell/>
          <table:table-cell table:formula="of:=([.Q14]-[.M14])/[.Q14]" office:value-type="float" office:value="-0.0000160768259338721" calcext:value-type="float">
            <text:p>-1.60768259338721E-05</text:p>
          </table:table-cell>
          <table:table-cell table:formula="of:=LOG10(ABS([.V14]))" office:value-type="float" office:value="-4.79379969038066" calcext:value-type="float">
            <text:p>-4.79379969038066</text:p>
          </table:table-cell>
          <table:table-cell/>
          <table:table-cell table:formula="of:=[.Q14]/8" office:value-type="float" office:value="51.5874640385028" calcext:value-type="float">
            <text:p>51.5874640385028</text:p>
          </table:table-cell>
          <table:table-cell table:formula="of:=[.M14]/8" office:value-type="float" office:value="51.5882934011825" calcext:value-type="float">
            <text:p>51.5882934011825</text:p>
          </table:table-cell>
        </table:table-row>
        <table:table-row table:style-name="ro1">
          <table:table-cell office:value-type="float" office:value="25118864.3150958" calcext:value-type="float">
            <text:p>25118864.3150958</text:p>
          </table:table-cell>
          <table:table-cell table:formula="of:=[.A15]*0.000000001" office:value-type="float" office:value="0.0251188643150958" calcext:value-type="float">
            <text:p>0.025118864315096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76411548" calcext:value-type="float">
            <text:p>0.976411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.41722752840146E-016" calcext:value-type="float">
            <text:p>-6.41722752840146E-16</text:p>
          </table:table-cell>
          <table:table-cell office:value-type="float" office:value="1.50333144710884" calcext:value-type="float">
            <text:p>1.50333144710884</text:p>
          </table:table-cell>
          <table:table-cell office:value-type="float" office:value="412.707281174127" calcext:value-type="float">
            <text:p>412.707281174127</text:p>
          </table:table-cell>
          <table:table-cell office:value-type="float" office:value="-0.0000000000000356368026771886" calcext:value-type="float">
            <text:p>-3.56368026771886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4]" office:value-type="float" office:value="412.699712308022" calcext:value-type="float">
            <text:p>412.699712308022</text:p>
          </table:table-cell>
          <table:table-cell/>
          <table:table-cell table:formula="of:=([.P15]-[.L15])/[.P15]" office:value-type="float" office:value="-0.00000120350953269024" calcext:value-type="float">
            <text:p>-1.20350953269024E-06</text:p>
          </table:table-cell>
          <table:table-cell table:formula="of:=LOG10(ABS([.S15]))" office:value-type="float" office:value="-5.91955046544016" calcext:value-type="float">
            <text:p>-5.91955046544016</text:p>
          </table:table-cell>
          <table:table-cell/>
          <table:table-cell table:formula="of:=([.Q15]-[.M15])/[.Q15]" office:value-type="float" office:value="-0.0000183398870389782" calcext:value-type="float">
            <text:p>-1.83398870389782E-05</text:p>
          </table:table-cell>
          <table:table-cell table:formula="of:=LOG10(ABS([.V15]))" office:value-type="float" office:value="-4.73660334361145" calcext:value-type="float">
            <text:p>-4.73660334361145</text:p>
          </table:table-cell>
          <table:table-cell/>
          <table:table-cell table:formula="of:=[.Q15]/8" office:value-type="float" office:value="51.5874640385028" calcext:value-type="float">
            <text:p>51.5874640385028</text:p>
          </table:table-cell>
          <table:table-cell table:formula="of:=[.M15]/8" office:value-type="float" office:value="51.5884101467659" calcext:value-type="float">
            <text:p>51.5884101467659</text:p>
          </table:table-cell>
        </table:table-row>
        <table:table-row table:style-name="ro1">
          <table:table-cell office:value-type="float" office:value="39810717.0553498" calcext:value-type="float">
            <text:p>39810717.0553498</text:p>
          </table:table-cell>
          <table:table-cell table:formula="of:=[.A16]*0.000000001" office:value-type="float" office:value="0.0398107170553498" calcext:value-type="float">
            <text:p>0.03981071705535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03423671" calcext:value-type="float">
            <text:p>1.003423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4843579228835E-015" calcext:value-type="float">
            <text:p>6.24843579228835E-15</text:p>
          </table:table-cell>
          <table:table-cell office:value-type="float" office:value="1.50333088519399" calcext:value-type="float">
            <text:p>1.50333088519399</text:p>
          </table:table-cell>
          <table:table-cell office:value-type="float" office:value="412.707435092904" calcext:value-type="float">
            <text:p>412.707435092904</text:p>
          </table:table-cell>
          <table:table-cell office:value-type="float" office:value="0.000000000000232137337388824" calcext:value-type="float">
            <text:p>2.32137337388824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5]" office:value-type="float" office:value="412.699712308022" calcext:value-type="float">
            <text:p>412.699712308022</text:p>
          </table:table-cell>
          <table:table-cell/>
          <table:table-cell table:formula="of:=([.P16]-[.L16])/[.P16]" office:value-type="float" office:value="-0.000000829729334642719" calcext:value-type="float">
            <text:p>-8.29729334642719E-07</text:p>
          </table:table-cell>
          <table:table-cell table:formula="of:=LOG10(ABS([.S16]))" office:value-type="float" office:value="-6.08106355538504" calcext:value-type="float">
            <text:p>-6.08106355538504</text:p>
          </table:table-cell>
          <table:table-cell/>
          <table:table-cell table:formula="of:=([.Q16]-[.M16])/[.Q16]" office:value-type="float" office:value="-0.0000187128429011365" calcext:value-type="float">
            <text:p>-1.87128429011365E-05</text:p>
          </table:table-cell>
          <table:table-cell table:formula="of:=LOG10(ABS([.V16]))" office:value-type="float" office:value="-4.72786022840136" calcext:value-type="float">
            <text:p>-4.72786022840136</text:p>
          </table:table-cell>
          <table:table-cell/>
          <table:table-cell table:formula="of:=[.Q16]/8" office:value-type="float" office:value="51.5874640385028" calcext:value-type="float">
            <text:p>51.5874640385028</text:p>
          </table:table-cell>
          <table:table-cell table:formula="of:=[.M16]/8" office:value-type="float" office:value="51.588429386613" calcext:value-type="float">
            <text:p>51.588429386613</text:p>
          </table:table-cell>
        </table:table-row>
        <table:table-row table:style-name="ro1">
          <table:table-cell office:value-type="float" office:value="63095734.4480194" calcext:value-type="float">
            <text:p>63095734.4480194</text:p>
          </table:table-cell>
          <table:table-cell table:formula="of:=[.A17]*0.000000001" office:value-type="float" office:value="0.0630957344480194" calcext:value-type="float">
            <text:p>0.063095734448019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80418183" calcext:value-type="float">
            <text:p>0.980418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45787683437396E-015" calcext:value-type="float">
            <text:p>4.45787683437396E-15</text:p>
          </table:table-cell>
          <table:table-cell office:value-type="float" office:value="1.50333016040203" calcext:value-type="float">
            <text:p>1.50333016040203</text:p>
          </table:table-cell>
          <table:table-cell office:value-type="float" office:value="412.707633859458" calcext:value-type="float">
            <text:p>412.707633859458</text:p>
          </table:table-cell>
          <table:table-cell office:value-type="float" office:value="0.000000000000100599462015783" calcext:value-type="float">
            <text:p>1.00599462015783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6]" office:value-type="float" office:value="412.699712308022" calcext:value-type="float">
            <text:p>412.699712308022</text:p>
          </table:table-cell>
          <table:table-cell/>
          <table:table-cell table:formula="of:=([.P17]-[.L17])/[.P17]" office:value-type="float" office:value="-0.000000347604894343772" calcext:value-type="float">
            <text:p>-3.47604894343772E-07</text:p>
          </table:table-cell>
          <table:table-cell table:formula="of:=LOG10(ABS([.S17]))" office:value-type="float" office:value="-6.45891411723048" calcext:value-type="float">
            <text:p>-6.45891411723048</text:p>
          </table:table-cell>
          <table:table-cell/>
          <table:table-cell table:formula="of:=([.Q17]-[.M17])/[.Q17]" office:value-type="float" office:value="-0.0000191944680344981" calcext:value-type="float">
            <text:p>-1.91944680344981E-05</text:p>
          </table:table-cell>
          <table:table-cell table:formula="of:=LOG10(ABS([.V17]))" office:value-type="float" office:value="-4.71682391964366" calcext:value-type="float">
            <text:p>-4.71682391964366</text:p>
          </table:table-cell>
          <table:table-cell/>
          <table:table-cell table:formula="of:=[.Q17]/8" office:value-type="float" office:value="51.5874640385028" calcext:value-type="float">
            <text:p>51.5874640385028</text:p>
          </table:table-cell>
          <table:table-cell table:formula="of:=[.M17]/8" office:value-type="float" office:value="51.5884542324323" calcext:value-type="float">
            <text:p>51.58845423243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18]*0.000000001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378212392" calcext:value-type="float">
            <text:p>2.378212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71932137063462E-015" calcext:value-type="float">
            <text:p>-2.71932137063462E-15</text:p>
          </table:table-cell>
          <table:table-cell office:value-type="float" office:value="1.50332985747951" calcext:value-type="float">
            <text:p>1.50332985747951</text:p>
          </table:table-cell>
          <table:table-cell office:value-type="float" office:value="412.707716980334" calcext:value-type="float">
            <text:p>412.707716980334</text:p>
          </table:table-cell>
          <table:table-cell office:value-type="float" office:value="-0.0000000000000316053883979178" calcext:value-type="float">
            <text:p>-3.16053883979178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7]" office:value-type="float" office:value="412.699712308022" calcext:value-type="float">
            <text:p>412.699712308022</text:p>
          </table:table-cell>
          <table:table-cell/>
          <table:table-cell table:formula="of:=([.P18]-[.L18])/[.P18]" office:value-type="float" office:value="-0.000000146103831414764" calcext:value-type="float">
            <text:p>-1.46103831414764E-07</text:p>
          </table:table-cell>
          <table:table-cell table:formula="of:=LOG10(ABS([.S18]))" office:value-type="float" office:value="-6.83533839501388" calcext:value-type="float">
            <text:p>-6.83533839501388</text:p>
          </table:table-cell>
          <table:table-cell/>
          <table:table-cell table:formula="of:=([.Q18]-[.M18])/[.Q18]" office:value-type="float" office:value="-0.0000193958756767482" calcext:value-type="float">
            <text:p>-1.93958756767482E-05</text:p>
          </table:table-cell>
          <table:table-cell table:formula="of:=LOG10(ABS([.V18]))" office:value-type="float" office:value="-4.71229060827869" calcext:value-type="float">
            <text:p>-4.71229060827869</text:p>
          </table:table-cell>
          <table:table-cell/>
          <table:table-cell table:formula="of:=[.Q18]/8" office:value-type="float" office:value="51.5874640385028" calcext:value-type="float">
            <text:p>51.5874640385028</text:p>
          </table:table-cell>
          <table:table-cell table:formula="of:=[.M18]/8" office:value-type="float" office:value="51.5884646225418" calcext:value-type="float">
            <text:p>51.5884646225418</text:p>
          </table:table-cell>
        </table:table-row>
        <table:table-row table:style-name="ro1">
          <table:table-cell office:value-type="float" office:value="158489319.246112" calcext:value-type="float">
            <text:p>158489319.246112</text:p>
          </table:table-cell>
          <table:table-cell table:formula="of:=[.A19]*0.000000001" office:value-type="float" office:value="0.158489319246112" calcext:value-type="float">
            <text:p>0.158489319246112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8716378" calcext:value-type="float">
            <text:p>0.98716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00183789981305184" calcext:value-type="float">
            <text:p>-1.83789981305184E-14</text:p>
          </table:table-cell>
          <table:table-cell office:value-type="float" office:value="1.50332972610652" calcext:value-type="float">
            <text:p>1.50332972610652</text:p>
          </table:table-cell>
          <table:table-cell office:value-type="float" office:value="412.707753001887" calcext:value-type="float">
            <text:p>412.707753001887</text:p>
          </table:table-cell>
          <table:table-cell office:value-type="float" office:value="-0.000000000000174714385604722" calcext:value-type="float">
            <text:p>-1.74714385604722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8]" office:value-type="float" office:value="412.699712308022" calcext:value-type="float">
            <text:p>412.699712308022</text:p>
          </table:table-cell>
          <table:table-cell/>
          <table:table-cell table:formula="of:=([.P19]-[.L19])/[.P19]" office:value-type="float" office:value="-0.0000000587158184909868" calcext:value-type="float">
            <text:p>-5.87158184909868E-08</text:p>
          </table:table-cell>
          <table:table-cell table:formula="of:=LOG10(ABS([.S19]))" office:value-type="float" office:value="-7.23124488073084" calcext:value-type="float">
            <text:p>-7.23124488073084</text:p>
          </table:table-cell>
          <table:table-cell/>
          <table:table-cell table:formula="of:=([.Q19]-[.M19])/[.Q19]" office:value-type="float" office:value="-0.0000194831583957" calcext:value-type="float">
            <text:p>-1.94831583957E-05</text:p>
          </table:table-cell>
          <table:table-cell table:formula="of:=LOG10(ABS([.V19]))" office:value-type="float" office:value="-4.71034063869776" calcext:value-type="float">
            <text:p>-4.71034063869776</text:p>
          </table:table-cell>
          <table:table-cell/>
          <table:table-cell table:formula="of:=[.Q19]/8" office:value-type="float" office:value="51.5874640385028" calcext:value-type="float">
            <text:p>51.5874640385028</text:p>
          </table:table-cell>
          <table:table-cell table:formula="of:=[.M19]/8" office:value-type="float" office:value="51.5884691252359" calcext:value-type="float">
            <text:p>51.5884691252359</text:p>
          </table:table-cell>
        </table:table-row>
        <table:table-row table:style-name="ro1">
          <table:table-cell office:value-type="float" office:value="251188643.150958" calcext:value-type="float">
            <text:p>251188643.150958</text:p>
          </table:table-cell>
          <table:table-cell table:formula="of:=[.A20]*0.000000001" office:value-type="float" office:value="0.251188643150958" calcext:value-type="float">
            <text:p>0.25118864315095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60243312" calcext:value-type="float">
            <text:p>1.060243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17593981060787E-016" calcext:value-type="float">
            <text:p>-4.17593981060787E-16</text:p>
          </table:table-cell>
          <table:table-cell office:value-type="float" office:value="1.50332966684325" calcext:value-type="float">
            <text:p>1.50332966684325</text:p>
          </table:table-cell>
          <table:table-cell office:value-type="float" office:value="412.707769256453" calcext:value-type="float">
            <text:p>412.707769256453</text:p>
          </table:table-cell>
          <table:table-cell office:value-type="float" office:value="-1.35312095702837E-015" calcext:value-type="float">
            <text:p>-1.35312095702837E-15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9]" office:value-type="float" office:value="412.699712308022" calcext:value-type="float">
            <text:p>412.699712308022</text:p>
          </table:table-cell>
          <table:table-cell/>
          <table:table-cell table:formula="of:=([.P20]-[.L20])/[.P20]" office:value-type="float" office:value="-0.0000000192944774892812" calcext:value-type="float">
            <text:p>-1.92944774892812E-08</text:p>
          </table:table-cell>
          <table:table-cell table:formula="of:=LOG10(ABS([.S20]))" office:value-type="float" office:value="-7.71456697799409" calcext:value-type="float">
            <text:p>-7.71456697799409</text:p>
          </table:table-cell>
          <table:table-cell/>
          <table:table-cell table:formula="of:=([.Q20]-[.M20])/[.Q20]" office:value-type="float" office:value="-0.0000195225443354211" calcext:value-type="float">
            <text:p>-1.95225443354211E-05</text:p>
          </table:table-cell>
          <table:table-cell table:formula="of:=LOG10(ABS([.V20]))" office:value-type="float" office:value="-4.70946358222134" calcext:value-type="float">
            <text:p>-4.70946358222134</text:p>
          </table:table-cell>
          <table:table-cell/>
          <table:table-cell table:formula="of:=[.Q20]/8" office:value-type="float" office:value="51.5874640385028" calcext:value-type="float">
            <text:p>51.5874640385028</text:p>
          </table:table-cell>
          <table:table-cell table:formula="of:=[.M20]/8" office:value-type="float" office:value="51.5884711570566" calcext:value-type="float">
            <text:p>51.5884711570566</text:p>
          </table:table-cell>
        </table:table-row>
        <table:table-row table:style-name="ro1">
          <table:table-cell office:value-type="float" office:value="398107170.553498" calcext:value-type="float">
            <text:p>398107170.553498</text:p>
          </table:table-cell>
          <table:table-cell table:formula="of:=[.A21]*0.000000001" office:value-type="float" office:value="0.398107170553498" calcext:value-type="float">
            <text:p>0.39810717055349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86908661" calcext:value-type="float">
            <text:p>0.986908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000200904017132179" calcext:value-type="float">
            <text:p>2.00904017132179E-14</text:p>
          </table:table-cell>
          <table:table-cell office:value-type="float" office:value="1.50332965277025" calcext:value-type="float">
            <text:p>1.50332965277025</text:p>
          </table:table-cell>
          <table:table-cell office:value-type="float" office:value="412.707773116377" calcext:value-type="float">
            <text:p>412.707773116377</text:p>
          </table:table-cell>
          <table:table-cell office:value-type="float" office:value="0.0000000000000861784837398183" calcext:value-type="float">
            <text:p>8.61784837398183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0]" office:value-type="float" office:value="412.699712308022" calcext:value-type="float">
            <text:p>412.699712308022</text:p>
          </table:table-cell>
          <table:table-cell/>
          <table:table-cell table:formula="of:=([.P21]-[.L21])/[.P21]" office:value-type="float" office:value="-0.00000000993325722039055" calcext:value-type="float">
            <text:p>-9.93325722039055E-09</text:p>
          </table:table-cell>
          <table:table-cell table:formula="of:=LOG10(ABS([.S21]))" office:value-type="float" office:value="-8.00290831838412" calcext:value-type="float">
            <text:p>-8.00290831838412</text:p>
          </table:table-cell>
          <table:table-cell/>
          <table:table-cell table:formula="of:=([.Q21]-[.M21])/[.Q21]" office:value-type="float" office:value="-0.0000195318971987204" calcext:value-type="float">
            <text:p>-1.95318971987204E-05</text:p>
          </table:table-cell>
          <table:table-cell table:formula="of:=LOG10(ABS([.V21]))" office:value-type="float" office:value="-4.70925557018281" calcext:value-type="float">
            <text:p>-4.70925557018281</text:p>
          </table:table-cell>
          <table:table-cell/>
          <table:table-cell table:formula="of:=[.Q21]/8" office:value-type="float" office:value="51.5874640385028" calcext:value-type="float">
            <text:p>51.5874640385028</text:p>
          </table:table-cell>
          <table:table-cell table:formula="of:=[.M21]/8" office:value-type="float" office:value="51.5884716395471" calcext:value-type="float">
            <text:p>51.5884716395471</text:p>
          </table:table-cell>
        </table:table-row>
        <table:table-row table:style-name="ro1">
          <table:table-cell office:value-type="float" office:value="630957344.480194" calcext:value-type="float">
            <text:p>630957344.480194</text:p>
          </table:table-cell>
          <table:table-cell table:formula="of:=[.A22]*0.000000001" office:value-type="float" office:value="0.630957344480194" calcext:value-type="float">
            <text:p>0.630957344480194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08717283" calcext:value-type="float">
            <text:p>1.008717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00714080345535169" calcext:value-type="float">
            <text:p>-7.14080345535169E-14</text:p>
          </table:table-cell>
          <table:table-cell office:value-type="float" office:value="1.50332964338689" calcext:value-type="float">
            <text:p>1.50332964338689</text:p>
          </table:table-cell>
          <table:table-cell office:value-type="float" office:value="412.707775690931" calcext:value-type="float">
            <text:p>412.707775690931</text:p>
          </table:table-cell>
          <table:table-cell office:value-type="float" office:value="-0.000000000000167772773630434" calcext:value-type="float">
            <text:p>-1.67772773630434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1]" office:value-type="float" office:value="412.699712308022" calcext:value-type="float">
            <text:p>412.699712308022</text:p>
          </table:table-cell>
          <table:table-cell/>
          <table:table-cell table:formula="of:=([.P22]-[.L22])/[.P22]" office:value-type="float" office:value="-0.00000000369153893534987" calcext:value-type="float">
            <text:p>-3.69153893534987E-09</text:p>
          </table:table-cell>
          <table:table-cell table:formula="of:=LOG10(ABS([.S22]))" office:value-type="float" office:value="-8.43279254663243" calcext:value-type="float">
            <text:p>-8.43279254663243</text:p>
          </table:table-cell>
          <table:table-cell/>
          <table:table-cell table:formula="of:=([.Q22]-[.M22])/[.Q22]" office:value-type="float" office:value="-0.0000195381355214672" calcext:value-type="float">
            <text:p>-1.95381355214672E-05</text:p>
          </table:table-cell>
          <table:table-cell table:formula="of:=LOG10(ABS([.V22]))" office:value-type="float" office:value="-4.70911688234563" calcext:value-type="float">
            <text:p>-4.70911688234563</text:p>
          </table:table-cell>
          <table:table-cell/>
          <table:table-cell table:formula="of:=[.Q22]/8" office:value-type="float" office:value="51.5874640385028" calcext:value-type="float">
            <text:p>51.5874640385028</text:p>
          </table:table-cell>
          <table:table-cell table:formula="of:=[.M22]/8" office:value-type="float" office:value="51.5884719613664" calcext:value-type="float">
            <text:p>51.588471961366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formula="of:=[.A23]*0.00000000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270743184" calcext:value-type="float">
            <text:p>2.270743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00222741685912615" calcext:value-type="float">
            <text:p>-2.22741685912615E-14</text:p>
          </table:table-cell>
          <table:table-cell office:value-type="float" office:value="1.50332963971477" calcext:value-type="float">
            <text:p>1.50332963971477</text:p>
          </table:table-cell>
          <table:table-cell office:value-type="float" office:value="412.707776698266" calcext:value-type="float">
            <text:p>412.707776698266</text:p>
          </table:table-cell>
          <table:table-cell office:value-type="float" office:value="-0.000000000000032008461639799" calcext:value-type="float">
            <text:p>-3.2008461639799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7]" office:value-type="float" office:value="412.699712308022" calcext:value-type="float">
            <text:p>412.699712308022</text:p>
          </table:table-cell>
          <table:table-cell/>
          <table:table-cell table:formula="of:=([.P23]-[.L23])/[.P23]" office:value-type="float" office:value="-0.0000000012488810850473" calcext:value-type="float">
            <text:p>-1.2488810850473E-09</text:p>
          </table:table-cell>
          <table:table-cell table:formula="of:=LOG10(ABS([.S23]))" office:value-type="float" office:value="-8.90347891195925" calcext:value-type="float">
            <text:p>-8.90347891195925</text:p>
          </table:table-cell>
          <table:table-cell/>
          <table:table-cell table:formula="of:=([.Q23]-[.M23])/[.Q23]" office:value-type="float" office:value="-0.0000195405763640104" calcext:value-type="float">
            <text:p>-1.95405763640104E-05</text:p>
          </table:table-cell>
          <table:table-cell table:formula="of:=LOG10(ABS([.V23]))" office:value-type="float" office:value="-4.70906263058563" calcext:value-type="float">
            <text:p>-4.70906263058563</text:p>
          </table:table-cell>
          <table:table-cell/>
          <table:table-cell table:formula="of:=[.Q23]/8" office:value-type="float" office:value="51.5874640385028" calcext:value-type="float">
            <text:p>51.5874640385028</text:p>
          </table:table-cell>
          <table:table-cell table:formula="of:=[.M23]/8" office:value-type="float" office:value="51.5884720872833" calcext:value-type="float">
            <text:p>51.5884720872833</text:p>
          </table:table-cell>
        </table:table-row>
        <table:table-row table:style-name="ro1">
          <table:table-cell office:value-type="float" office:value="1584893192.46112" calcext:value-type="float">
            <text:p>1584893192.46112</text:p>
          </table:table-cell>
          <table:table-cell table:formula="of:=[.A24]*0.000000001" office:value-type="float" office:value="1.58489319246112" calcext:value-type="float">
            <text:p>1.58489319246112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58286501" calcext:value-type="float">
            <text:p>1.058286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000676578236099704" calcext:value-type="float">
            <text:p>6.76578236099704E-14</text:p>
          </table:table-cell>
          <table:table-cell office:value-type="float" office:value="1.50332963863759" calcext:value-type="float">
            <text:p>1.50332963863759</text:p>
          </table:table-cell>
          <table:table-cell office:value-type="float" office:value="412.707776993713" calcext:value-type="float">
            <text:p>412.707776993713</text:p>
          </table:table-cell>
          <table:table-cell office:value-type="float" office:value="0.0000000000000707303457567678" calcext:value-type="float">
            <text:p>7.07303457567678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17]" office:value-type="float" office:value="412.699712308022" calcext:value-type="float">
            <text:p>412.699712308022</text:p>
          </table:table-cell>
          <table:table-cell/>
          <table:table-cell table:formula="of:=([.P24]-[.L24])/[.P24]" office:value-type="float" office:value="-0.000000000532351525750711" calcext:value-type="float">
            <text:p>-5.32351525750711E-10</text:p>
          </table:table-cell>
          <table:table-cell table:formula="of:=LOG10(ABS([.S24]))" office:value-type="float" office:value="-9.27380149688147" calcext:value-type="float">
            <text:p>-9.27380149688147</text:p>
          </table:table-cell>
          <table:table-cell/>
          <table:table-cell table:formula="of:=([.Q24]-[.M24])/[.Q24]" office:value-type="float" office:value="-0.0000195412922526202" calcext:value-type="float">
            <text:p>-1.95412922526202E-05</text:p>
          </table:table-cell>
          <table:table-cell table:formula="of:=LOG10(ABS([.V24]))" office:value-type="float" office:value="-4.70904672006324" calcext:value-type="float">
            <text:p>-4.70904672006324</text:p>
          </table:table-cell>
          <table:table-cell/>
          <table:table-cell table:formula="of:=[.Q24]/8" office:value-type="float" office:value="51.5874640385028" calcext:value-type="float">
            <text:p>51.5874640385028</text:p>
          </table:table-cell>
          <table:table-cell table:formula="of:=[.M24]/8" office:value-type="float" office:value="51.5884721242141" calcext:value-type="float">
            <text:p>51.5884721242141</text:p>
          </table:table-cell>
        </table:table-row>
        <table:table-row table:style-name="ro1">
          <table:table-cell office:value-type="float" office:value="2511886431.50958" calcext:value-type="float">
            <text:p>2511886431.50958</text:p>
          </table:table-cell>
          <table:table-cell table:formula="of:=[.A25]*0.000000001" office:value-type="float" office:value="2.51188643150958" calcext:value-type="float">
            <text:p>2.5118864315095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07365791" calcext:value-type="float">
            <text:p>1.007365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0194738757552418" calcext:value-type="float">
            <text:p>-1.94738757552418E-13</text:p>
          </table:table-cell>
          <table:table-cell office:value-type="float" office:value="1.50332963819944" calcext:value-type="float">
            <text:p>1.50332963819944</text:p>
          </table:table-cell>
          <table:table-cell office:value-type="float" office:value="412.707777113903" calcext:value-type="float">
            <text:p>412.707777113903</text:p>
          </table:table-cell>
          <table:table-cell office:value-type="float" office:value="-0.000000000000116283772238516" calcext:value-type="float">
            <text:p>-1.16283772238516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4]" office:value-type="float" office:value="412.699712308022" calcext:value-type="float">
            <text:p>412.699712308022</text:p>
          </table:table-cell>
          <table:table-cell/>
          <table:table-cell table:formula="of:=([.P25]-[.L25])/[.P25]" office:value-type="float" office:value="-0.0000000002408985072445" calcext:value-type="float">
            <text:p>-2.408985072445E-10</text:p>
          </table:table-cell>
          <table:table-cell table:formula="of:=LOG10(ABS([.S25]))" office:value-type="float" office:value="-9.61816589114937" calcext:value-type="float">
            <text:p>-9.61816589114937</text:p>
          </table:table-cell>
          <table:table-cell/>
          <table:table-cell table:formula="of:=([.Q25]-[.M25])/[.Q25]" office:value-type="float" office:value="-0.0000195415834812027" calcext:value-type="float">
            <text:p>-1.95415834812027E-05</text:p>
          </table:table-cell>
          <table:table-cell table:formula="of:=LOG10(ABS([.V25]))" office:value-type="float" office:value="-4.70904024771626" calcext:value-type="float">
            <text:p>-4.70904024771626</text:p>
          </table:table-cell>
          <table:table-cell/>
          <table:table-cell table:formula="of:=[.Q25]/8" office:value-type="float" office:value="51.5874640385028" calcext:value-type="float">
            <text:p>51.5874640385028</text:p>
          </table:table-cell>
          <table:table-cell table:formula="of:=[.M25]/8" office:value-type="float" office:value="51.5884721392379" calcext:value-type="float">
            <text:p>51.5884721392379</text:p>
          </table:table-cell>
        </table:table-row>
        <table:table-row table:style-name="ro1">
          <table:table-cell office:value-type="float" office:value="3981071705.53498" calcext:value-type="float">
            <text:p>3981071705.53498</text:p>
          </table:table-cell>
          <table:table-cell table:formula="of:=[.A26]*0.000000001" office:value-type="float" office:value="3.98107170553498" calcext:value-type="float">
            <text:p>3.9810717055349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28043898" calcext:value-type="float">
            <text:p>1.028043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75893284583618E-015" calcext:value-type="float">
            <text:p>-7.75893284583618E-15</text:p>
          </table:table-cell>
          <table:table-cell office:value-type="float" office:value="1.50332963796884" calcext:value-type="float">
            <text:p>1.50332963796884</text:p>
          </table:table-cell>
          <table:table-cell office:value-type="float" office:value="412.707777177184" calcext:value-type="float">
            <text:p>412.707777177184</text:p>
          </table:table-cell>
          <table:table-cell office:value-type="float" office:value="3.08859889683878E-016" calcext:value-type="float">
            <text:p>3.08859889683878E-16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5]" office:value-type="float" office:value="412.699712308022" calcext:value-type="float">
            <text:p>412.699712308022</text:p>
          </table:table-cell>
          <table:table-cell/>
          <table:table-cell table:formula="of:=([.P26]-[.L26])/[.P26]" office:value-type="float" office:value="-0.0000000000875056799171966" calcext:value-type="float">
            <text:p>-8.75056799171966E-11</text:p>
          </table:table-cell>
          <table:table-cell table:formula="of:=LOG10(ABS([.S26]))" office:value-type="float" office:value="-10.0579637563876" calcext:value-type="float">
            <text:p>-10.0579637563876</text:p>
          </table:table-cell>
          <table:table-cell/>
          <table:table-cell table:formula="of:=([.Q26]-[.M26])/[.Q26]" office:value-type="float" office:value="-0.0000195417368155711" calcext:value-type="float">
            <text:p>-1.95417368155711E-05</text:p>
          </table:table-cell>
          <table:table-cell table:formula="of:=LOG10(ABS([.V26]))" office:value-type="float" office:value="-4.70903684000834" calcext:value-type="float">
            <text:p>-4.70903684000834</text:p>
          </table:table-cell>
          <table:table-cell/>
          <table:table-cell table:formula="of:=[.Q26]/8" office:value-type="float" office:value="51.5874640385028" calcext:value-type="float">
            <text:p>51.5874640385028</text:p>
          </table:table-cell>
          <table:table-cell table:formula="of:=[.M26]/8" office:value-type="float" office:value="51.588472147148" calcext:value-type="float">
            <text:p>51.588472147148</text:p>
          </table:table-cell>
        </table:table-row>
        <table:table-row table:style-name="ro1">
          <table:table-cell office:value-type="float" office:value="6309573444.80194" calcext:value-type="float">
            <text:p>6309573444.80194</text:p>
          </table:table-cell>
          <table:table-cell table:formula="of:=[.A27]*0.000000001" office:value-type="float" office:value="6.30957344480194" calcext:value-type="float">
            <text:p>6.30957344480194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26807896" calcext:value-type="float">
            <text:p>1.026807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0212006919412208" calcext:value-type="float">
            <text:p>-2.12006919412208E-13</text:p>
          </table:table-cell>
          <table:table-cell office:value-type="float" office:value="1.50332963790063" calcext:value-type="float">
            <text:p>1.50332963790063</text:p>
          </table:table-cell>
          <table:table-cell office:value-type="float" office:value="412.707777195891" calcext:value-type="float">
            <text:p>412.707777195891</text:p>
          </table:table-cell>
          <table:table-cell office:value-type="float" office:value="-0.0000000000000416493063347332" calcext:value-type="float">
            <text:p>-4.16493063347332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6]" office:value-type="float" office:value="412.699712308022" calcext:value-type="float">
            <text:p>412.699712308022</text:p>
          </table:table-cell>
          <table:table-cell/>
          <table:table-cell table:formula="of:=([.P27]-[.L27])/[.P27]" office:value-type="float" office:value="-0.0000000000421331412070252" calcext:value-type="float">
            <text:p>-4.21331412070252E-11</text:p>
          </table:table-cell>
          <table:table-cell table:formula="of:=LOG10(ABS([.S27]))" office:value-type="float" office:value="-10.3753761611432" calcext:value-type="float">
            <text:p>-10.3753761611432</text:p>
          </table:table-cell>
          <table:table-cell/>
          <table:table-cell table:formula="of:=([.Q27]-[.M27])/[.Q27]" office:value-type="float" office:value="-0.000019541782143925" calcext:value-type="float">
            <text:p>-1.9541782143925E-05</text:p>
          </table:table-cell>
          <table:table-cell table:formula="of:=LOG10(ABS([.V27]))" office:value-type="float" office:value="-4.70903583263467" calcext:value-type="float">
            <text:p>-4.70903583263467</text:p>
          </table:table-cell>
          <table:table-cell/>
          <table:table-cell table:formula="of:=[.Q27]/8" office:value-type="float" office:value="51.5874640385028" calcext:value-type="float">
            <text:p>51.5874640385028</text:p>
          </table:table-cell>
          <table:table-cell table:formula="of:=[.M27]/8" office:value-type="float" office:value="51.5884721494864" calcext:value-type="float">
            <text:p>51.5884721494864</text:p>
          </table:table-cell>
        </table:table-row>
        <table:table-row table:style-name="ro1">
          <table:table-cell office:value-type="float" office:value="10000000000" calcext:value-type="float">
            <text:p>10000000000</text:p>
          </table:table-cell>
          <table:table-cell table:formula="of:=[.A28]*0.00000000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10138673" calcext:value-type="float">
            <text:p>2.010138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139975786356534" calcext:value-type="float">
            <text:p>-1.39975786356534E-12</text:p>
          </table:table-cell>
          <table:table-cell office:value-type="float" office:value="1.50332963785557" calcext:value-type="float">
            <text:p>1.50332963785557</text:p>
          </table:table-cell>
          <table:table-cell office:value-type="float" office:value="412.707777208257" calcext:value-type="float">
            <text:p>412.707777208257</text:p>
          </table:table-cell>
          <table:table-cell office:value-type="float" office:value="-0.000000000000218324751168216" calcext:value-type="float">
            <text:p>-2.18324751168216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7]" office:value-type="float" office:value="412.699712308022" calcext:value-type="float">
            <text:p>412.699712308022</text:p>
          </table:table-cell>
          <table:table-cell/>
          <table:table-cell table:formula="of:=([.P28]-[.L28])/[.P28]" office:value-type="float" office:value="-0.0000000000121597044886017" calcext:value-type="float">
            <text:p>-1.21597044886017E-11</text:p>
          </table:table-cell>
          <table:table-cell table:formula="of:=LOG10(ABS([.S28]))" office:value-type="float" office:value="-10.9150769793831" calcext:value-type="float">
            <text:p>-10.9150769793831</text:p>
          </table:table-cell>
          <table:table-cell/>
          <table:table-cell table:formula="of:=([.Q28]-[.M28])/[.Q28]" office:value-type="float" office:value="-0.0000195418121076037" calcext:value-type="float">
            <text:p>-1.95418121076037E-05</text:p>
          </table:table-cell>
          <table:table-cell table:formula="of:=LOG10(ABS([.V28]))" office:value-type="float" office:value="-4.70903516672558" calcext:value-type="float">
            <text:p>-4.70903516672558</text:p>
          </table:table-cell>
          <table:table-cell/>
          <table:table-cell table:formula="of:=[.Q28]/8" office:value-type="float" office:value="51.5874640385028" calcext:value-type="float">
            <text:p>51.5874640385028</text:p>
          </table:table-cell>
          <table:table-cell table:formula="of:=[.M28]/8" office:value-type="float" office:value="51.5884721510321" calcext:value-type="float">
            <text:p>51.5884721510321</text:p>
          </table:table-cell>
        </table:table-row>
        <table:table-row table:style-name="ro1">
          <table:table-cell office:value-type="float" office:value="15848931924.6112" calcext:value-type="float">
            <text:p>15848931924.6112</text:p>
          </table:table-cell>
          <table:table-cell table:formula="of:=[.A29]*0.000000001" office:value-type="float" office:value="15.8489319246112" calcext:value-type="float">
            <text:p>15.8489319246112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5215431" calcext:value-type="float">
            <text:p>1.05215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00233337046539019" calcext:value-type="float">
            <text:p>2.33337046539019E-13</text:p>
          </table:table-cell>
          <table:table-cell office:value-type="float" office:value="1.50332963784465" calcext:value-type="float">
            <text:p>1.50332963784465</text:p>
          </table:table-cell>
          <table:table-cell office:value-type="float" office:value="412.707777211258" calcext:value-type="float">
            <text:p>412.707777211258</text:p>
          </table:table-cell>
          <table:table-cell office:value-type="float" office:value="0.0000000000000164585163603761" calcext:value-type="float">
            <text:p>1.64585163603761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8]" office:value-type="float" office:value="412.699712308022" calcext:value-type="float">
            <text:p>412.699712308022</text:p>
          </table:table-cell>
          <table:table-cell/>
          <table:table-cell table:formula="of:=([.P29]-[.L29])/[.P29]" office:value-type="float" office:value="-0.00000000000489572631950044" calcext:value-type="float">
            <text:p>-4.89572631950044E-12</text:p>
          </table:table-cell>
          <table:table-cell table:formula="of:=LOG10(ABS([.S29]))" office:value-type="float" office:value="-11.3101828680792" calcext:value-type="float">
            <text:p>-11.3101828680792</text:p>
          </table:table-cell>
          <table:table-cell/>
          <table:table-cell table:formula="of:=([.Q29]-[.M29])/[.Q29]" office:value-type="float" office:value="-0.0000195418193792139" calcext:value-type="float">
            <text:p>-1.95418193792139E-05</text:p>
          </table:table-cell>
          <table:table-cell table:formula="of:=LOG10(ABS([.V29]))" office:value-type="float" office:value="-4.70903500512237" calcext:value-type="float">
            <text:p>-4.70903500512237</text:p>
          </table:table-cell>
          <table:table-cell/>
          <table:table-cell table:formula="of:=[.Q29]/8" office:value-type="float" office:value="51.5874640385028" calcext:value-type="float">
            <text:p>51.5874640385028</text:p>
          </table:table-cell>
          <table:table-cell table:formula="of:=[.M29]/8" office:value-type="float" office:value="51.5884721514073" calcext:value-type="float">
            <text:p>51.5884721514073</text:p>
          </table:table-cell>
        </table:table-row>
        <table:table-row table:style-name="ro1">
          <table:table-cell office:value-type="float" office:value="25118864315.0958" calcext:value-type="float">
            <text:p>25118864315.0958</text:p>
          </table:table-cell>
          <table:table-cell table:formula="of:=[.A30]*0.000000001" office:value-type="float" office:value="25.1188643150958" calcext:value-type="float">
            <text:p>25.118864315095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56335873" calcext:value-type="float">
            <text:p>1.056335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0214311316489177" calcext:value-type="float">
            <text:p>-2.14311316489177E-13</text:p>
          </table:table-cell>
          <table:table-cell office:value-type="float" office:value="1.50332963784064" calcext:value-type="float">
            <text:p>1.50332963784064</text:p>
          </table:table-cell>
          <table:table-cell office:value-type="float" office:value="412.707777212338" calcext:value-type="float">
            <text:p>412.707777212338</text:p>
          </table:table-cell>
          <table:table-cell office:value-type="float" office:value="-3.89907175233448E-017" calcext:value-type="float">
            <text:p>-3.89907175233448E-17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9]" office:value-type="float" office:value="412.699712308022" calcext:value-type="float">
            <text:p>412.699712308022</text:p>
          </table:table-cell>
          <table:table-cell/>
          <table:table-cell table:formula="of:=([.P30]-[.L30])/[.P30]" office:value-type="float" office:value="-0.00000000000222837817481154" calcext:value-type="float">
            <text:p>-2.22837817481154E-12</text:p>
          </table:table-cell>
          <table:table-cell table:formula="of:=LOG10(ABS([.S30]))" office:value-type="float" office:value="-11.6520111037601" calcext:value-type="float">
            <text:p>-11.6520111037601</text:p>
          </table:table-cell>
          <table:table-cell/>
          <table:table-cell table:formula="of:=([.Q30]-[.M30])/[.Q30]" office:value-type="float" office:value="-0.0000195418219960515" calcext:value-type="float">
            <text:p>-1.95418219960515E-05</text:p>
          </table:table-cell>
          <table:table-cell table:formula="of:=LOG10(ABS([.V30]))" office:value-type="float" office:value="-4.70903494696616" calcext:value-type="float">
            <text:p>-4.70903494696616</text:p>
          </table:table-cell>
          <table:table-cell/>
          <table:table-cell table:formula="of:=[.Q30]/8" office:value-type="float" office:value="51.5874640385028" calcext:value-type="float">
            <text:p>51.5874640385028</text:p>
          </table:table-cell>
          <table:table-cell table:formula="of:=[.M30]/8" office:value-type="float" office:value="51.5884721515423" calcext:value-type="float">
            <text:p>51.5884721515423</text:p>
          </table:table-cell>
        </table:table-row>
        <table:table-row table:style-name="ro1">
          <table:table-cell office:value-type="float" office:value="39810717055.3498" calcext:value-type="float">
            <text:p>39810717055.3498</text:p>
          </table:table-cell>
          <table:table-cell table:formula="of:=[.A31]*0.000000001" office:value-type="float" office:value="39.8107170553498" calcext:value-type="float">
            <text:p>39.810717055349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140967104" calcext:value-type="float">
            <text:p>1.140967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88675392047833" calcext:value-type="float">
            <text:p>-8.8675392047833E-12</text:p>
          </table:table-cell>
          <table:table-cell office:value-type="float" office:value="1.50332963783872" calcext:value-type="float">
            <text:p>1.50332963783872</text:p>
          </table:table-cell>
          <table:table-cell office:value-type="float" office:value="412.707777212907" calcext:value-type="float">
            <text:p>412.707777212907</text:p>
          </table:table-cell>
          <table:table-cell office:value-type="float" office:value="-0.000000000000338764075778944" calcext:value-type="float">
            <text:p>-3.38764075778944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0]" office:value-type="float" office:value="412.699712308022" calcext:value-type="float">
            <text:p>412.699712308022</text:p>
          </table:table-cell>
          <table:table-cell/>
          <table:table-cell table:formula="of:=([.P31]-[.L31])/[.P31]" office:value-type="float" office:value="-0.000000000000951200069317047" calcext:value-type="float">
            <text:p>-9.51200069317047E-13</text:p>
          </table:table-cell>
          <table:table-cell table:formula="of:=LOG10(ABS([.S31]))" office:value-type="float" office:value="-12.0217281267409" calcext:value-type="float">
            <text:p>-12.0217281267409</text:p>
          </table:table-cell>
          <table:table-cell/>
          <table:table-cell table:formula="of:=([.Q31]-[.M31])/[.Q31]" office:value-type="float" office:value="-0.0000195418233747843" calcext:value-type="float">
            <text:p>-1.95418233747843E-05</text:p>
          </table:table-cell>
          <table:table-cell table:formula="of:=LOG10(ABS([.V31]))" office:value-type="float" office:value="-4.70903491632542" calcext:value-type="float">
            <text:p>-4.70903491632542</text:p>
          </table:table-cell>
          <table:table-cell/>
          <table:table-cell table:formula="of:=[.Q31]/8" office:value-type="float" office:value="51.5874640385028" calcext:value-type="float">
            <text:p>51.5874640385028</text:p>
          </table:table-cell>
          <table:table-cell table:formula="of:=[.M31]/8" office:value-type="float" office:value="51.5884721516134" calcext:value-type="float">
            <text:p>51.5884721516134</text:p>
          </table:table-cell>
        </table:table-row>
        <table:table-row table:style-name="ro1">
          <table:table-cell office:value-type="float" office:value="63095734448.0194" calcext:value-type="float">
            <text:p>63095734448.0194</text:p>
          </table:table-cell>
          <table:table-cell table:formula="of:=[.A32]*0.000000001" office:value-type="float" office:value="63.0957344480194" calcext:value-type="float">
            <text:p>63.0957344480194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26044679" calcext:value-type="float">
            <text:p>1.026044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238635753547915" calcext:value-type="float">
            <text:p>-2.38635753547915E-10</text:p>
          </table:table-cell>
          <table:table-cell office:value-type="float" office:value="1.50332963783792" calcext:value-type="float">
            <text:p>1.50332963783792</text:p>
          </table:table-cell>
          <table:table-cell office:value-type="float" office:value="412.707777213103" calcext:value-type="float">
            <text:p>412.707777213103</text:p>
          </table:table-cell>
          <table:table-cell office:value-type="float" office:value="-0.00000000000570130358070706" calcext:value-type="float">
            <text:p>-5.70130358070706E-12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1]" office:value-type="float" office:value="412.699712308022" calcext:value-type="float">
            <text:p>412.699712308022</text:p>
          </table:table-cell>
          <table:table-cell/>
          <table:table-cell table:formula="of:=([.P32]-[.L32])/[.P32]" office:value-type="float" office:value="-0.0000000000004190302168715" calcext:value-type="float">
            <text:p>-4.190302168715E-13</text:p>
          </table:table-cell>
          <table:table-cell table:formula="of:=LOG10(ABS([.S32]))" office:value-type="float" office:value="-12.3777546583049" calcext:value-type="float">
            <text:p>-12.3777546583049</text:p>
          </table:table-cell>
          <table:table-cell/>
          <table:table-cell table:formula="of:=([.Q32]-[.M32])/[.Q32]" office:value-type="float" office:value="-0.0000195418238496964" calcext:value-type="float">
            <text:p>-1.95418238496964E-05</text:p>
          </table:table-cell>
          <table:table-cell table:formula="of:=LOG10(ABS([.V32]))" office:value-type="float" office:value="-4.70903490577104" calcext:value-type="float">
            <text:p>-4.70903490577104</text:p>
          </table:table-cell>
          <table:table-cell/>
          <table:table-cell table:formula="of:=[.Q32]/8" office:value-type="float" office:value="51.5874640385028" calcext:value-type="float">
            <text:p>51.5874640385028</text:p>
          </table:table-cell>
          <table:table-cell table:formula="of:=[.M32]/8" office:value-type="float" office:value="51.5884721516379" calcext:value-type="float">
            <text:p>51.5884721516379</text:p>
          </table:table-cell>
        </table:table-row>
        <table:table-row table:style-name="ro1">
          <table:table-cell office:value-type="float" office:value="100000000000" calcext:value-type="float">
            <text:p>100000000000</text:p>
          </table:table-cell>
          <table:table-cell table:formula="of:=[.A33]*0.000000001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817006718" calcext:value-type="float">
            <text:p>2.817006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0265928337672251" calcext:value-type="float">
            <text:p>2.65928337672251E-12</text:p>
          </table:table-cell>
          <table:table-cell office:value-type="float" office:value="1.50332963783749" calcext:value-type="float">
            <text:p>1.50332963783749</text:p>
          </table:table-cell>
          <table:table-cell office:value-type="float" office:value="412.707777213224" calcext:value-type="float">
            <text:p>412.707777213224</text:p>
          </table:table-cell>
          <table:table-cell office:value-type="float" office:value="0.0000000000000345809964963657" calcext:value-type="float">
            <text:p>3.45809964963657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27]" office:value-type="float" office:value="412.699712308022" calcext:value-type="float">
            <text:p>412.699712308022</text:p>
          </table:table-cell>
          <table:table-cell/>
          <table:table-cell table:formula="of:=([.P33]-[.L33])/[.P33]" office:value-type="float" office:value="-0.000000000000132931686705799" calcext:value-type="float">
            <text:p>-1.32931686705799E-13</text:p>
          </table:table-cell>
          <table:table-cell table:formula="of:=LOG10(ABS([.S33]))" office:value-type="float" office:value="-12.8763714846614" calcext:value-type="float">
            <text:p>-12.8763714846614</text:p>
          </table:table-cell>
          <table:table-cell/>
          <table:table-cell table:formula="of:=([.Q33]-[.M33])/[.Q33]" office:value-type="float" office:value="-0.0000195418241429354" calcext:value-type="float">
            <text:p>-1.95418241429354E-05</text:p>
          </table:table-cell>
          <table:table-cell table:formula="of:=LOG10(ABS([.V33]))" office:value-type="float" office:value="-4.70903489925415" calcext:value-type="float">
            <text:p>-4.70903489925415</text:p>
          </table:table-cell>
          <table:table-cell/>
          <table:table-cell table:formula="of:=[.Q33]/8" office:value-type="float" office:value="51.5874640385028" calcext:value-type="float">
            <text:p>51.5874640385028</text:p>
          </table:table-cell>
          <table:table-cell table:formula="of:=[.M33]/8" office:value-type="float" office:value="51.588472151653" calcext:value-type="float">
            <text:p>51.588472151653</text:p>
          </table:table-cell>
        </table:table-row>
        <table:table-row table:style-name="ro1">
          <table:table-cell office:value-type="float" office:value="158489319246.112" calcext:value-type="float">
            <text:p>158489319246.112</text:p>
          </table:table-cell>
          <table:table-cell table:formula="of:=[.A34]*0.000000001" office:value-type="float" office:value="158.489319246112" calcext:value-type="float">
            <text:p>158.489319246112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12675041" calcext:value-type="float">
            <text:p>1.12675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0100156657791306" calcext:value-type="float">
            <text:p>1.00156657791306E-12</text:p>
          </table:table-cell>
          <table:table-cell office:value-type="float" office:value="1.50332963783737" calcext:value-type="float">
            <text:p>1.50332963783737</text:p>
          </table:table-cell>
          <table:table-cell office:value-type="float" office:value="412.707777213242" calcext:value-type="float">
            <text:p>412.707777213242</text:p>
          </table:table-cell>
          <table:table-cell office:value-type="float" office:value="1.94833978129147E-015" calcext:value-type="float">
            <text:p>1.94833978129147E-15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3]" office:value-type="float" office:value="412.699712308022" calcext:value-type="float">
            <text:p>412.699712308022</text:p>
          </table:table-cell>
          <table:table-cell/>
          <table:table-cell table:formula="of:=([.P34]-[.L34])/[.P34]" office:value-type="float" office:value="-0.0000000000000531726746823194" calcext:value-type="float">
            <text:p>-5.31726746823194E-14</text:p>
          </table:table-cell>
          <table:table-cell table:formula="of:=LOG10(ABS([.S34]))" office:value-type="float" office:value="-13.2743114933334" calcext:value-type="float">
            <text:p>-13.2743114933334</text:p>
          </table:table-cell>
          <table:table-cell/>
          <table:table-cell table:formula="of:=([.Q34]-[.M34])/[.Q34]" office:value-type="float" office:value="-0.0000195418241865975" calcext:value-type="float">
            <text:p>-1.95418241865975E-05</text:p>
          </table:table-cell>
          <table:table-cell table:formula="of:=LOG10(ABS([.V34]))" office:value-type="float" office:value="-4.7090348982838" calcext:value-type="float">
            <text:p>-4.7090348982838</text:p>
          </table:table-cell>
          <table:table-cell/>
          <table:table-cell table:formula="of:=[.Q34]/8" office:value-type="float" office:value="51.5874640385028" calcext:value-type="float">
            <text:p>51.5874640385028</text:p>
          </table:table-cell>
          <table:table-cell table:formula="of:=[.M34]/8" office:value-type="float" office:value="51.5884721516553" calcext:value-type="float">
            <text:p>51.5884721516553</text:p>
          </table:table-cell>
        </table:table-row>
        <table:table-row table:style-name="ro1">
          <table:table-cell office:value-type="float" office:value="251188643150.959" calcext:value-type="float">
            <text:p>251188643150.959</text:p>
          </table:table-cell>
          <table:table-cell table:formula="of:=[.A35]*0.000000001" office:value-type="float" office:value="251.188643150959" calcext:value-type="float">
            <text:p>251.188643150959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123218354" calcext:value-type="float">
            <text:p>1.123218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35432905084994" calcext:value-type="float">
            <text:p>-3.5432905084994E-12</text:p>
          </table:table-cell>
          <table:table-cell office:value-type="float" office:value="1.50332963783732" calcext:value-type="float">
            <text:p>1.50332963783732</text:p>
          </table:table-cell>
          <table:table-cell office:value-type="float" office:value="412.707777213302" calcext:value-type="float">
            <text:p>412.707777213302</text:p>
          </table:table-cell>
          <table:table-cell office:value-type="float" office:value="-0.0000000000000134755792135671" calcext:value-type="float">
            <text:p>-1.34755792135671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4]" office:value-type="float" office:value="412.699712308022" calcext:value-type="float">
            <text:p>412.699712308022</text:p>
          </table:table-cell>
          <table:table-cell/>
          <table:table-cell table:formula="of:=([.P35]-[.L35])/[.P35]" office:value-type="float" office:value="-0.0000000000000199397530058698" calcext:value-type="float">
            <text:p>-1.99397530058698E-14</text:p>
          </table:table-cell>
          <table:table-cell table:formula="of:=LOG10(ABS([.S35]))" office:value-type="float" office:value="-13.7002802256057" calcext:value-type="float">
            <text:p>-13.7002802256057</text:p>
          </table:table-cell>
          <table:table-cell/>
          <table:table-cell table:formula="of:=([.Q35]-[.M35])/[.Q35]" office:value-type="float" office:value="-0.0000195418243319085" calcext:value-type="float">
            <text:p>-1.95418243319085E-05</text:p>
          </table:table-cell>
          <table:table-cell table:formula="of:=LOG10(ABS([.V35]))" office:value-type="float" office:value="-4.70903489505443" calcext:value-type="float">
            <text:p>-4.70903489505443</text:p>
          </table:table-cell>
          <table:table-cell/>
          <table:table-cell table:formula="of:=[.Q35]/8" office:value-type="float" office:value="51.5874640385028" calcext:value-type="float">
            <text:p>51.5874640385028</text:p>
          </table:table-cell>
          <table:table-cell table:formula="of:=[.M35]/8" office:value-type="float" office:value="51.5884721516628" calcext:value-type="float">
            <text:p>51.5884721516628</text:p>
          </table:table-cell>
        </table:table-row>
        <table:table-row table:style-name="ro1">
          <table:table-cell office:value-type="float" office:value="398107170553.498" calcext:value-type="float">
            <text:p>398107170553.498</text:p>
          </table:table-cell>
          <table:table-cell table:formula="of:=[.A36]*0.000000001" office:value-type="float" office:value="398.107170553498" calcext:value-type="float">
            <text:p>398.10717055349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190427656" calcext:value-type="float">
            <text:p>1.190427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89428462341303" calcext:value-type="float">
            <text:p>-8.9428462341303E-11</text:p>
          </table:table-cell>
          <table:table-cell office:value-type="float" office:value="1.5033296378373" calcext:value-type="float">
            <text:p>1.5033296378373</text:p>
          </table:table-cell>
          <table:table-cell office:value-type="float" office:value="412.707777213203" calcext:value-type="float">
            <text:p>412.707777213203</text:p>
          </table:table-cell>
          <table:table-cell office:value-type="float" office:value="-0.000000000000340491007605143" calcext:value-type="float">
            <text:p>-3.40491007605143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5]" office:value-type="float" office:value="412.699712308022" calcext:value-type="float">
            <text:p>412.699712308022</text:p>
          </table:table-cell>
          <table:table-cell/>
          <table:table-cell table:formula="of:=([.P36]-[.L36])/[.P36]" office:value-type="float" office:value="-6.64658433528992E-015" calcext:value-type="float">
            <text:p>-6.64658433528992E-15</text:p>
          </table:table-cell>
          <table:table-cell table:formula="of:=LOG10(ABS([.S36]))" office:value-type="float" office:value="-14.1774014803254" calcext:value-type="float">
            <text:p>-14.1774014803254</text:p>
          </table:table-cell>
          <table:table-cell/>
          <table:table-cell table:formula="of:=([.Q36]-[.M36])/[.Q36]" office:value-type="float" office:value="-0.0000195418240919732" calcext:value-type="float">
            <text:p>-1.95418240919732E-05</text:p>
          </table:table-cell>
          <table:table-cell table:formula="of:=LOG10(ABS([.V36]))" office:value-type="float" office:value="-4.70903490038672" calcext:value-type="float">
            <text:p>-4.70903490038672</text:p>
          </table:table-cell>
          <table:table-cell/>
          <table:table-cell table:formula="of:=[.Q36]/8" office:value-type="float" office:value="51.5874640385028" calcext:value-type="float">
            <text:p>51.5874640385028</text:p>
          </table:table-cell>
          <table:table-cell table:formula="of:=[.M36]/8" office:value-type="float" office:value="51.5884721516504" calcext:value-type="float">
            <text:p>51.5884721516504</text:p>
          </table:table-cell>
        </table:table-row>
        <table:table-row table:style-name="ro1">
          <table:table-cell office:value-type="float" office:value="630957344480.195" calcext:value-type="float">
            <text:p>630957344480.195</text:p>
          </table:table-cell>
          <table:table-cell table:formula="of:=[.A37]*0.000000001" office:value-type="float" office:value="630.957344480195" calcext:value-type="float">
            <text:p>630.957344480195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35072214" calcext:value-type="float">
            <text:p>1.35072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0405022253368721" calcext:value-type="float">
            <text:p>-4.05022253368721E-12</text:p>
          </table:table-cell>
          <table:table-cell office:value-type="float" office:value="1.50332963783732" calcext:value-type="float">
            <text:p>1.50332963783732</text:p>
          </table:table-cell>
          <table:table-cell office:value-type="float" office:value="412.707777213248" calcext:value-type="float">
            <text:p>412.707777213248</text:p>
          </table:table-cell>
          <table:table-cell office:value-type="float" office:value="3.00200526256881E-015" calcext:value-type="float">
            <text:p>3.00200526256881E-15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6]" office:value-type="float" office:value="412.699712308022" calcext:value-type="float">
            <text:p>412.699712308022</text:p>
          </table:table-cell>
          <table:table-cell/>
          <table:table-cell table:formula="of:=([.P37]-[.L37])/[.P37]" office:value-type="float" office:value="-0.0000000000000199397530058698" calcext:value-type="float">
            <text:p>-1.99397530058698E-14</text:p>
          </table:table-cell>
          <table:table-cell table:formula="of:=LOG10(ABS([.S37]))" office:value-type="float" office:value="-13.7002802256057" calcext:value-type="float">
            <text:p>-13.7002802256057</text:p>
          </table:table-cell>
          <table:table-cell/>
          <table:table-cell table:formula="of:=([.Q37]-[.M37])/[.Q37]" office:value-type="float" office:value="-0.0000195418242010598" calcext:value-type="float">
            <text:p>-1.95418242010598E-05</text:p>
          </table:table-cell>
          <table:table-cell table:formula="of:=LOG10(ABS([.V37]))" office:value-type="float" office:value="-4.7090348979624" calcext:value-type="float">
            <text:p>-4.7090348979624</text:p>
          </table:table-cell>
          <table:table-cell/>
          <table:table-cell table:formula="of:=[.Q37]/8" office:value-type="float" office:value="51.5874640385028" calcext:value-type="float">
            <text:p>51.5874640385028</text:p>
          </table:table-cell>
          <table:table-cell table:formula="of:=[.M37]/8" office:value-type="float" office:value="51.588472151656" calcext:value-type="float">
            <text:p>51.588472151656</text:p>
          </table:table-cell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table:formula="of:=[.A38]*0.000000001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762907754" calcext:value-type="float">
            <text:p>2.762907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00911332445563678" calcext:value-type="float">
            <text:p>-9.11332445563678E-11</text:p>
          </table:table-cell>
          <table:table-cell office:value-type="float" office:value="1.50332963783731" calcext:value-type="float">
            <text:p>1.50332963783731</text:p>
          </table:table-cell>
          <table:table-cell office:value-type="float" office:value="412.707777213224" calcext:value-type="float">
            <text:p>412.707777213224</text:p>
          </table:table-cell>
          <table:table-cell office:value-type="float" office:value="-0.000000000000144642342906259" calcext:value-type="float">
            <text:p>-1.44642342906259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7]" office:value-type="float" office:value="412.699712308022" calcext:value-type="float">
            <text:p>412.699712308022</text:p>
          </table:table-cell>
          <table:table-cell/>
          <table:table-cell table:formula="of:=([.P38]-[.L38])/[.P38]" office:value-type="float" office:value="-0.0000000000000132931686705799" calcext:value-type="float">
            <text:p>-1.32931686705799E-14</text:p>
          </table:table-cell>
          <table:table-cell table:formula="of:=LOG10(ABS([.S38]))" office:value-type="float" office:value="-13.8763714846614" calcext:value-type="float">
            <text:p>-13.8763714846614</text:p>
          </table:table-cell>
          <table:table-cell/>
          <table:table-cell table:formula="of:=([.Q38]-[.M38])/[.Q38]" office:value-type="float" office:value="-0.0000195418241429354" calcext:value-type="float">
            <text:p>-1.95418241429354E-05</text:p>
          </table:table-cell>
          <table:table-cell table:formula="of:=LOG10(ABS([.V38]))" office:value-type="float" office:value="-4.70903489925415" calcext:value-type="float">
            <text:p>-4.70903489925415</text:p>
          </table:table-cell>
          <table:table-cell/>
          <table:table-cell table:formula="of:=[.Q38]/8" office:value-type="float" office:value="51.5874640385028" calcext:value-type="float">
            <text:p>51.5874640385028</text:p>
          </table:table-cell>
          <table:table-cell table:formula="of:=[.M38]/8" office:value-type="float" office:value="51.588472151653" calcext:value-type="float">
            <text:p>51.588472151653</text:p>
          </table:table-cell>
        </table:table-row>
        <table:table-row table:style-name="ro1">
          <table:table-cell office:value-type="float" office:value="1584893192461.12" calcext:value-type="float">
            <text:p>1584893192461.12</text:p>
          </table:table-cell>
          <table:table-cell table:formula="of:=[.A39]*0.000000001" office:value-type="float" office:value="1584.89319246112" calcext:value-type="float">
            <text:p>1584.89319246112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92949487" calcext:value-type="float">
            <text:p>2.092949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23097924104683" calcext:value-type="float">
            <text:p>2.3097924104683E-11</text:p>
          </table:table-cell>
          <table:table-cell office:value-type="float" office:value="1.5033296378373" calcext:value-type="float">
            <text:p>1.5033296378373</text:p>
          </table:table-cell>
          <table:table-cell office:value-type="float" office:value="412.707777213197" calcext:value-type="float">
            <text:p>412.707777213197</text:p>
          </table:table-cell>
          <table:table-cell office:value-type="float" office:value="1.10147655628583E-015" calcext:value-type="float">
            <text:p>1.10147655628583E-15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8]" office:value-type="float" office:value="412.699712308022" calcext:value-type="float">
            <text:p>412.699712308022</text:p>
          </table:table-cell>
          <table:table-cell/>
          <table:table-cell table:formula="of:=([.P39]-[.L39])/[.P39]" office:value-type="float" office:value="-6.64658433528992E-015" calcext:value-type="float">
            <text:p>-6.64658433528992E-15</text:p>
          </table:table-cell>
          <table:table-cell table:formula="of:=LOG10(ABS([.S39]))" office:value-type="float" office:value="-14.1774014803254" calcext:value-type="float">
            <text:p>-14.1774014803254</text:p>
          </table:table-cell>
          <table:table-cell/>
          <table:table-cell table:formula="of:=([.Q39]-[.M39])/[.Q39]" office:value-type="float" office:value="-0.000019541824077511" calcext:value-type="float">
            <text:p>-1.9541824077511E-05</text:p>
          </table:table-cell>
          <table:table-cell table:formula="of:=LOG10(ABS([.V39]))" office:value-type="float" office:value="-4.70903490070813" calcext:value-type="float">
            <text:p>-4.70903490070813</text:p>
          </table:table-cell>
          <table:table-cell/>
          <table:table-cell table:formula="of:=[.Q39]/8" office:value-type="float" office:value="51.5874640385028" calcext:value-type="float">
            <text:p>51.5874640385028</text:p>
          </table:table-cell>
          <table:table-cell table:formula="of:=[.M39]/8" office:value-type="float" office:value="51.5884721516496" calcext:value-type="float">
            <text:p>51.5884721516496</text:p>
          </table:table-cell>
        </table:table-row>
        <table:table-row table:style-name="ro1">
          <table:table-cell office:value-type="float" office:value="2511886431509.59" calcext:value-type="float">
            <text:p>2511886431509.59</text:p>
          </table:table-cell>
          <table:table-cell table:formula="of:=[.A40]*0.000000001" office:value-type="float" office:value="2511.88643150959" calcext:value-type="float">
            <text:p>2511.88643150959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486402662" calcext:value-type="float">
            <text:p>2.486402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139294289240134" calcext:value-type="float">
            <text:p>1.39294289240134E-11</text:p>
          </table:table-cell>
          <table:table-cell office:value-type="float" office:value="1.50332963783728" calcext:value-type="float">
            <text:p>1.50332963783728</text:p>
          </table:table-cell>
          <table:table-cell office:value-type="float" office:value="412.707777211371" calcext:value-type="float">
            <text:p>412.707777211371</text:p>
          </table:table-cell>
          <table:table-cell office:value-type="float" office:value="0.0000000000000138028820393936" calcext:value-type="float">
            <text:p>1.38028820393936E-14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39]" office:value-type="float" office:value="412.699712308022" calcext:value-type="float">
            <text:p>412.699712308022</text:p>
          </table:table-cell>
          <table:table-cell/>
          <table:table-cell table:formula="of:=([.P40]-[.L40])/[.P40]" office:value-type="float" office:value="6.64658433528992E-015" calcext:value-type="float">
            <text:p>6.64658433528992E-15</text:p>
          </table:table-cell>
          <table:table-cell table:formula="of:=LOG10(ABS([.S40]))" office:value-type="float" office:value="-14.1774014803254" calcext:value-type="float">
            <text:p>-14.1774014803254</text:p>
          </table:table-cell>
          <table:table-cell/>
          <table:table-cell table:formula="of:=([.Q40]-[.M40])/[.Q40]" office:value-type="float" office:value="-0.0000195418196530322" calcext:value-type="float">
            <text:p>-1.95418196530322E-05</text:p>
          </table:table-cell>
          <table:table-cell table:formula="of:=LOG10(ABS([.V40]))" office:value-type="float" office:value="-4.70903499903707" calcext:value-type="float">
            <text:p>-4.70903499903707</text:p>
          </table:table-cell>
          <table:table-cell/>
          <table:table-cell table:formula="of:=[.Q40]/8" office:value-type="float" office:value="51.5874640385028" calcext:value-type="float">
            <text:p>51.5874640385028</text:p>
          </table:table-cell>
          <table:table-cell table:formula="of:=[.M40]/8" office:value-type="float" office:value="51.5884721514214" calcext:value-type="float">
            <text:p>51.5884721514214</text:p>
          </table:table-cell>
        </table:table-row>
        <table:table-row table:style-name="ro1">
          <table:table-cell office:value-type="float" office:value="3981071705534.98" calcext:value-type="float">
            <text:p>3981071705534.98</text:p>
          </table:table-cell>
          <table:table-cell table:formula="of:=[.A41]*0.000000001" office:value-type="float" office:value="3981.07170553498" calcext:value-type="float">
            <text:p>3981.07170553498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.81426749" calcext:value-type="float">
            <text:p>3.81426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209593260689078" calcext:value-type="float">
            <text:p>2.09593260689078E-09</text:p>
          </table:table-cell>
          <table:table-cell office:value-type="float" office:value="1.50332963783729" calcext:value-type="float">
            <text:p>1.50332963783729</text:p>
          </table:table-cell>
          <table:table-cell office:value-type="float" office:value="412.707777215206" calcext:value-type="float">
            <text:p>412.707777215206</text:p>
          </table:table-cell>
          <table:table-cell office:value-type="float" office:value="0.000000000000741152434109432" calcext:value-type="float">
            <text:p>7.41152434109432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40]" office:value-type="float" office:value="412.699712308022" calcext:value-type="float">
            <text:p>412.699712308022</text:p>
          </table:table-cell>
          <table:table-cell/>
          <table:table-cell table:style-name="ce2" table:formula="of:=([.P41]-[.L41])/[.P41]" office:value-type="float" office:value="0" calcext:value-type="float">
            <text:p>0</text:p>
          </table:table-cell>
          <table:table-cell table:style-name="ce2" office:value-type="float" office:value="-300" calcext:value-type="float">
            <text:p>-300</text:p>
          </table:table-cell>
          <table:table-cell/>
          <table:table-cell table:formula="of:=([.Q41]-[.M41])/[.Q41]" office:value-type="float" office:value="-0.0000195418289454983" calcext:value-type="float">
            <text:p>-1.95418289454983E-05</text:p>
          </table:table-cell>
          <table:table-cell table:formula="of:=LOG10(ABS([.V41]))" office:value-type="float" office:value="-4.70903479252274" calcext:value-type="float">
            <text:p>-4.70903479252274</text:p>
          </table:table-cell>
          <table:table-cell/>
          <table:table-cell table:formula="of:=[.Q41]/8" office:value-type="float" office:value="51.5874640385028" calcext:value-type="float">
            <text:p>51.5874640385028</text:p>
          </table:table-cell>
          <table:table-cell table:formula="of:=[.M41]/8" office:value-type="float" office:value="51.5884721519008" calcext:value-type="float">
            <text:p>51.5884721519008</text:p>
          </table:table-cell>
        </table:table-row>
        <table:table-row table:style-name="ro1">
          <table:table-cell office:value-type="float" office:value="6309573444801.95" calcext:value-type="float">
            <text:p>6309573444801.95</text:p>
          </table:table-cell>
          <table:table-cell table:formula="of:=[.A42]*0.000000001" office:value-type="float" office:value="6309.57344480195" calcext:value-type="float">
            <text:p>6309.57344480195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.178456908" calcext:value-type="float">
            <text:p>6.178456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202591410751538" calcext:value-type="float">
            <text:p>2.02591410751538E-09</text:p>
          </table:table-cell>
          <table:table-cell office:value-type="float" office:value="1.50332963783728" calcext:value-type="float">
            <text:p>1.50332963783728</text:p>
          </table:table-cell>
          <table:table-cell office:value-type="float" office:value="412.707777198059" calcext:value-type="float">
            <text:p>412.707777198059</text:p>
          </table:table-cell>
          <table:table-cell office:value-type="float" office:value="0.00000000000027483808539596" calcext:value-type="float">
            <text:p>2.7483808539596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41]" office:value-type="float" office:value="412.699712308022" calcext:value-type="float">
            <text:p>412.699712308022</text:p>
          </table:table-cell>
          <table:table-cell/>
          <table:table-cell table:formula="of:=([.P42]-[.L42])/[.P42]" office:value-type="float" office:value="6.64658433528992E-015" calcext:value-type="float">
            <text:p>6.64658433528992E-15</text:p>
          </table:table-cell>
          <table:table-cell table:formula="of:=LOG10(ABS([.S42]))" office:value-type="float" office:value="-14.1774014803254" calcext:value-type="float">
            <text:p>-14.1774014803254</text:p>
          </table:table-cell>
          <table:table-cell/>
          <table:table-cell table:formula="of:=([.Q42]-[.M42])/[.Q42]" office:value-type="float" office:value="-0.0000195417873970209" calcext:value-type="float">
            <text:p>-1.95417873970209E-05</text:p>
          </table:table-cell>
          <table:table-cell table:formula="of:=LOG10(ABS([.V42]))" office:value-type="float" office:value="-4.70903571589044" calcext:value-type="float">
            <text:p>-4.70903571589044</text:p>
          </table:table-cell>
          <table:table-cell/>
          <table:table-cell table:formula="of:=[.Q42]/8" office:value-type="float" office:value="51.5874640385028" calcext:value-type="float">
            <text:p>51.5874640385028</text:p>
          </table:table-cell>
          <table:table-cell table:formula="of:=[.M42]/8" office:value-type="float" office:value="51.5884721497574" calcext:value-type="float">
            <text:p>51.5884721497574</text:p>
          </table:table-cell>
        </table:table-row>
        <table:table-row table:style-name="ro1">
          <table:table-cell office:value-type="float" office:value="10000000000000" calcext:value-type="float">
            <text:p>10000000000000</text:p>
          </table:table-cell>
          <table:table-cell table:formula="of:=[.A43]*0.000000001*(1-0.00000001)" office:value-type="float" office:value="9999.9999" calcext:value-type="float">
            <text:p>9999.9999</text:p>
          </table:table-cell>
          <table:table-cell office:value-type="float" office:value="6" calcext:value-type="float">
            <text:p>6</text:p>
          </table:table-cell>
          <table:table-cell office:value-type="float" office:value="1705" calcext:value-type="float">
            <text:p>1705</text:p>
          </table:table-cell>
          <table:table-cell office:value-type="float" office:value="12302" calcext:value-type="float">
            <text:p>123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1.31511008" calcext:value-type="float">
            <text:p>21.31511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0000000406455687584637" calcext:value-type="float">
            <text:p>-4.06455687584637E-09</text:p>
          </table:table-cell>
          <table:table-cell office:value-type="float" office:value="1.50332963783729" calcext:value-type="float">
            <text:p>1.50332963783729</text:p>
          </table:table-cell>
          <table:table-cell office:value-type="float" office:value="412.707777286188" calcext:value-type="float">
            <text:p>412.707777286188</text:p>
          </table:table-cell>
          <table:table-cell office:value-type="float" office:value="-0.000000000000639921825865923" calcext:value-type="float">
            <text:p>-6.39921825865923E-13</text:p>
          </table:table-cell>
          <table:table-cell/>
          <table:table-cell office:value-type="float" office:value="1.50332963783729" calcext:value-type="float">
            <text:p>1.50332963783729</text:p>
          </table:table-cell>
          <table:table-cell table:formula="of:=[.Q42]" office:value-type="float" office:value="412.699712308022" calcext:value-type="float">
            <text:p>412.699712308022</text:p>
          </table:table-cell>
          <table:table-cell/>
          <table:table-cell table:style-name="ce2" table:formula="of:=([.P43]-[.L43])/[.P43]" office:value-type="float" office:value="0" calcext:value-type="float">
            <text:p>0</text:p>
          </table:table-cell>
          <table:table-cell table:style-name="ce2" office:value-type="float" office:value="-300" calcext:value-type="float">
            <text:p>-300</text:p>
          </table:table-cell>
          <table:table-cell/>
          <table:table-cell table:formula="of:=([.Q43]-[.M43])/[.Q43]" office:value-type="float" office:value="-0.0000195420009397271" calcext:value-type="float">
            <text:p>-1.95420009397271E-05</text:p>
          </table:table-cell>
          <table:table-cell table:formula="of:=LOG10(ABS([.V43]))" office:value-type="float" office:value="-4.70903097016732" calcext:value-type="float">
            <text:p>-4.70903097016732</text:p>
          </table:table-cell>
          <table:table-cell/>
          <table:table-cell table:formula="of:=[.Q43]/8" office:value-type="float" office:value="51.5874640385028" calcext:value-type="float">
            <text:p>51.5874640385028</text:p>
          </table:table-cell>
          <table:table-cell table:formula="of:=[.M43]/8" office:value-type="float" office:value="51.5884721607735" calcext:value-type="float">
            <text:p>51.588472160773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8"/>
          <table:table-cell table:style-name="ce2" office:value-type="string" calcext:value-type="string">
            <text:p>Exact ma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act Zo calculation: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Zo</text:p>
          </table:table-cell>
          <table:table-cell table:number-columns-repeated="22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406" calcext:value-type="float">
            <text:p>0.406</text:p>
          </table:table-cell>
          <table:table-cell office:value-type="float" office:value="2.26" calcext:value-type="float">
            <text:p>2.26</text:p>
          </table:table-cell>
          <table:table-cell table:formula="of:=1/(2*PI())*SQRT(0.0000004*PI()/([.C48]*0.0000000000088541878176))*LN([.A48]/[.B48])" office:value-type="float" office:value="51.5874640385028" calcext:value-type="float">
            <text:p>51.5874640385028</text:p>
          </table:table-cell>
          <table:table-cell/>
          <table:table-cell office:value-type="string" calcext:value-type="string">
            <text:p>As drawn assuming perfect circles, where actual drawing is a polygon with 10 segments in the 1/8 section.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51.5874640385028" calcext:value-type="float">
            <text:p>51.5874640385028</text:p>
          </table:table-cell>
          <table:table-cell table:number-columns-repeated="22"/>
        </table:table-row>
        <table:table-row table:style-name="ro1">
          <table:table-cell table:number-columns-repeated="13"/>
          <table:table-cell>
            <draw:frame table:end-cell-address="Sheet1.V71" table:end-x="0.3555in" table:end-y="0.0969in" draw:z-index="0" draw:style-name="gr3" draw:text-style-name="P2" svg:width="7.6268in" svg:height="3.7169in" svg:x="0.5819in" svg:y="0.1138in">
              <draw:object draw:notify-on-update-of-ranges="Sheet1.B3:Sheet1.B43 Sheet1.T1:Sheet1.T1 Sheet1.T3:Sheet1.T43 Sheet1.B3:Sheet1.B43 Sheet1.W1:Sheet1.W1 Sheet1.W3:Sheet1.W4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1:11:32.61219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9-05T11:23:05.211742826</dc:date>
    <meta:editing-duration>PT3H56M55S</meta:editing-duration>
    <meta:editing-cycles>22</meta:editing-cycles>
    <meta:document-statistic meta:table-count="1" meta:cell-count="9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aximum="10000" chart:origin="0" chart:reverse-direction="false" text:line-break="false" loext:try-staggering-first="true" chart:link-data-style-to-source="tru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2" chart:origin="-16" chart:interval-major="2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75cm" svg:height="9.441cm" xlink:href=".." xlink:type="simple" chart:class="chart:scatter" chart:style-name="ch1">
        <chart:legend chart:legend-position="end" svg:x="15.524cm" svg:y="4.119cm" style:legend-expansion="high" chart:style-name="ch2"/>
        <chart:plot-area chart:style-name="ch3" table:cell-range-address="Sheet1.B3:Sheet1.B43 Sheet1.T1:Sheet1.T1 Sheet1.T3:Sheet1.T43 Sheet1.W1:Sheet1.W1 Sheet1.W3:Sheet1.W43" chart:data-source-has-labels="row" svg:x="1.617cm" svg:y="0.188cm" svg:width="13.52cm" svg:height="7.865cm">
          <chartooo:coordinate-region svg:x="2.327cm" svg:y="0.414cm" svg:width="12.213cm" svg:height="7.089cm"/>
          <chart:axis chart:dimension="x" chart:name="primary-x" chart:style-name="ch4">
            <chart:title svg:x="6.667cm" svg:y="8.24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685cm" chart:style-name="ch8">
              <text:p>log10(abs(err))</text:p>
            </chart:title>
            <chart:grid chart:style-name="ch6" chart:class="major"/>
          </chart:axis>
          <chart:series chart:style-name="ch9" chart:values-cell-range-address="Sheet1.T3:Sheet1.T43" chart:label-cell-address="Sheet1.T1:Sheet1.T1" chart:class="chart:scatter">
            <chart:domain table:cell-range-address="Sheet1.B3:Sheet1.B43"/>
            <chart:data-point chart:repeated="41"/>
          </chart:series>
          <chart:series chart:style-name="ch10" chart:values-cell-range-address="Sheet1.W3:Sheet1.W43" chart:label-cell-address="Sheet1.W1:Sheet1.W1" chart:class="chart:scatter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, beta/ko</text:p>
                <draw:g>
                  <svg:desc>Sheet1.T1:Sheet1.T1</svg:desc>
                </draw:g>
              </table:table-cell>
              <table:table-cell office:value-type="string">
                <text:p>error, Zo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B3:Sheet1.B43</svg:desc>
                </draw:g>
              </table:table-cell>
              <table:table-cell office:value-type="float" office:value="-0.717385828831583">
                <text:p>-0.717385828831583</text:p>
                <draw:g>
                  <svg:desc>Sheet1.T3:Sheet1.T43</svg:desc>
                </draw:g>
              </table:table-cell>
              <table:table-cell office:value-type="float" office:value="-0.623755439887611">
                <text:p>-0.623755439887611</text:p>
                <draw:g>
                  <svg:desc>Sheet1.W3:Sheet1.W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58489319246111">
                <text:p>0.000158489319246111</text:p>
              </table:table-cell>
              <table:table-cell office:value-type="float" office:value="-1.1173158936088">
                <text:p>-1.1173158936088</text:p>
              </table:table-cell>
              <table:table-cell office:value-type="float" office:value="-1.0824282921897">
                <text:p>-1.0824282921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51188643150958">
                <text:p>0.000251188643150958</text:p>
              </table:table-cell>
              <table:table-cell office:value-type="float" office:value="-0.0000000000000807142089505176">
                <text:p>-0.0000000000000807142089505176</text:p>
              </table:table-cell>
              <table:table-cell office:value-type="float" office:value="0.0000000000000155256722115076">
                <text:p>0.0000000000000155256722115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98107170553497">
                <text:p>0.000398107170553497</text:p>
              </table:table-cell>
              <table:table-cell office:value-type="float" office:value="-0.429573192489295">
                <text:p>-0.429573192489295</text:p>
              </table:table-cell>
              <table:table-cell office:value-type="float" office:value="-0.226855703759316">
                <text:p>-0.226855703759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30957344480193">
                <text:p>0.000630957344480193</text:p>
              </table:table-cell>
              <table:table-cell office:value-type="float" office:value="-1.76635216164638">
                <text:p>-1.76635216164638</text:p>
              </table:table-cell>
              <table:table-cell office:value-type="float" office:value="-1.75935613247535">
                <text:p>-1.75935613247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-1.83431659410723">
                <text:p>-1.83431659410723</text:p>
              </table:table-cell>
              <table:table-cell office:value-type="float" office:value="-1.82670321494162">
                <text:p>-1.82670321494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8489319246111">
                <text:p>0.00158489319246111</text:p>
              </table:table-cell>
              <table:table-cell office:value-type="float" office:value="-3.0940982530995">
                <text:p>-3.0940982530995</text:p>
              </table:table-cell>
              <table:table-cell office:value-type="float" office:value="-3.08288339154289">
                <text:p>-3.08288339154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1188643150958">
                <text:p>0.00251188643150958</text:p>
              </table:table-cell>
              <table:table-cell office:value-type="float" office:value="-2.25588290712255">
                <text:p>-2.25588290712255</text:p>
              </table:table-cell>
              <table:table-cell office:value-type="float" office:value="-2.25990534653404">
                <text:p>-2.25990534653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98107170553498">
                <text:p>0.00398107170553498</text:p>
              </table:table-cell>
              <table:table-cell office:value-type="float" office:value="-3.63844929244197">
                <text:p>-3.63844929244197</text:p>
              </table:table-cell>
              <table:table-cell office:value-type="float" office:value="-3.68033803113522">
                <text:p>-3.68033803113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30957344480194">
                <text:p>0.00630957344480194</text:p>
              </table:table-cell>
              <table:table-cell office:value-type="float" office:value="-4.04496166016946">
                <text:p>-4.04496166016946</text:p>
              </table:table-cell>
              <table:table-cell office:value-type="float" office:value="-3.95929342866067">
                <text:p>-3.95929342866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-6.01204693806606">
                <text:p>-6.01204693806606</text:p>
              </table:table-cell>
              <table:table-cell office:value-type="float" office:value="-4.73084746631528">
                <text:p>-4.73084746631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5.45957133154563">
                <text:p>-5.45957133154563</text:p>
              </table:table-cell>
              <table:table-cell office:value-type="float" office:value="-4.79379969038066">
                <text:p>-4.79379969038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51188643150958">
                <text:p>0.0251188643150958</text:p>
              </table:table-cell>
              <table:table-cell office:value-type="float" office:value="-5.91955046544016">
                <text:p>-5.91955046544016</text:p>
              </table:table-cell>
              <table:table-cell office:value-type="float" office:value="-4.73660334361145">
                <text:p>-4.73660334361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8107170553498">
                <text:p>0.0398107170553498</text:p>
              </table:table-cell>
              <table:table-cell office:value-type="float" office:value="-6.08106355538504">
                <text:p>-6.08106355538504</text:p>
              </table:table-cell>
              <table:table-cell office:value-type="float" office:value="-4.72786022840136">
                <text:p>-4.72786022840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-6.45891411723048">
                <text:p>-6.45891411723048</text:p>
              </table:table-cell>
              <table:table-cell office:value-type="float" office:value="-4.71682391964366">
                <text:p>-4.71682391964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-6.83533839501388">
                <text:p>-6.83533839501388</text:p>
              </table:table-cell>
              <table:table-cell office:value-type="float" office:value="-4.71229060827869">
                <text:p>-4.71229060827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-7.23124488073084">
                <text:p>-7.23124488073084</text:p>
              </table:table-cell>
              <table:table-cell office:value-type="float" office:value="-4.71034063869776">
                <text:p>-4.71034063869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-7.71456697799409">
                <text:p>-7.71456697799409</text:p>
              </table:table-cell>
              <table:table-cell office:value-type="float" office:value="-4.70946358222134">
                <text:p>-4.70946358222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-8.00290831838412">
                <text:p>-8.00290831838412</text:p>
              </table:table-cell>
              <table:table-cell office:value-type="float" office:value="-4.70925557018281">
                <text:p>-4.70925557018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0957344480194">
                <text:p>0.630957344480194</text:p>
              </table:table-cell>
              <table:table-cell office:value-type="float" office:value="-8.43279254663243">
                <text:p>-8.43279254663243</text:p>
              </table:table-cell>
              <table:table-cell office:value-type="float" office:value="-4.70911688234563">
                <text:p>-4.70911688234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8.90347891195925">
                <text:p>-8.90347891195925</text:p>
              </table:table-cell>
              <table:table-cell office:value-type="float" office:value="-4.70906263058563">
                <text:p>-4.70906263058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-9.27380149688147">
                <text:p>-9.27380149688147</text:p>
              </table:table-cell>
              <table:table-cell office:value-type="float" office:value="-4.70904672006324">
                <text:p>-4.70904672006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-9.61816589114937">
                <text:p>-9.61816589114937</text:p>
              </table:table-cell>
              <table:table-cell office:value-type="float" office:value="-4.70904024771626">
                <text:p>-4.70904024771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8107170553498">
                <text:p>3.98107170553498</text:p>
              </table:table-cell>
              <table:table-cell office:value-type="float" office:value="-10.0579637563876">
                <text:p>-10.0579637563876</text:p>
              </table:table-cell>
              <table:table-cell office:value-type="float" office:value="-4.70903684000834">
                <text:p>-4.70903684000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30957344480194">
                <text:p>6.30957344480194</text:p>
              </table:table-cell>
              <table:table-cell office:value-type="float" office:value="-10.3753761611432">
                <text:p>-10.3753761611432</text:p>
              </table:table-cell>
              <table:table-cell office:value-type="float" office:value="-4.70903583263467">
                <text:p>-4.70903583263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-10.9150769793831">
                <text:p>-10.9150769793831</text:p>
              </table:table-cell>
              <table:table-cell office:value-type="float" office:value="-4.70903516672558">
                <text:p>-4.70903516672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-11.3101828680792">
                <text:p>-11.3101828680792</text:p>
              </table:table-cell>
              <table:table-cell office:value-type="float" office:value="-4.70903500512237">
                <text:p>-4.70903500512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1188643150958">
                <text:p>25.1188643150958</text:p>
              </table:table-cell>
              <table:table-cell office:value-type="float" office:value="-11.6520111037601">
                <text:p>-11.6520111037601</text:p>
              </table:table-cell>
              <table:table-cell office:value-type="float" office:value="-4.70903494696616">
                <text:p>-4.70903494696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8107170553498">
                <text:p>39.8107170553498</text:p>
              </table:table-cell>
              <table:table-cell office:value-type="float" office:value="-12.0217281267409">
                <text:p>-12.0217281267409</text:p>
              </table:table-cell>
              <table:table-cell office:value-type="float" office:value="-4.70903491632542">
                <text:p>-4.70903491632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0957344480194">
                <text:p>63.0957344480194</text:p>
              </table:table-cell>
              <table:table-cell office:value-type="float" office:value="-12.3777546583049">
                <text:p>-12.3777546583049</text:p>
              </table:table-cell>
              <table:table-cell office:value-type="float" office:value="-4.70903490577104">
                <text:p>-4.70903490577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-12.8763714846614">
                <text:p>-12.8763714846614</text:p>
              </table:table-cell>
              <table:table-cell office:value-type="float" office:value="-4.70903489925415">
                <text:p>-4.70903489925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.489319246112">
                <text:p>158.489319246112</text:p>
              </table:table-cell>
              <table:table-cell office:value-type="float" office:value="-13.2743114933334">
                <text:p>-13.2743114933334</text:p>
              </table:table-cell>
              <table:table-cell office:value-type="float" office:value="-4.7090348982838">
                <text:p>-4.7090348982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1.188643150959">
                <text:p>251.188643150959</text:p>
              </table:table-cell>
              <table:table-cell office:value-type="float" office:value="-13.7002802256057">
                <text:p>-13.7002802256057</text:p>
              </table:table-cell>
              <table:table-cell office:value-type="float" office:value="-4.70903489505443">
                <text:p>-4.70903489505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8.107170553498">
                <text:p>398.107170553498</text:p>
              </table:table-cell>
              <table:table-cell office:value-type="float" office:value="-14.1774014803254">
                <text:p>-14.1774014803254</text:p>
              </table:table-cell>
              <table:table-cell office:value-type="float" office:value="-4.70903490038672">
                <text:p>-4.70903490038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0.957344480195">
                <text:p>630.957344480195</text:p>
              </table:table-cell>
              <table:table-cell office:value-type="float" office:value="-13.7002802256057">
                <text:p>-13.7002802256057</text:p>
              </table:table-cell>
              <table:table-cell office:value-type="float" office:value="-4.7090348979624">
                <text:p>-4.7090348979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-13.8763714846614">
                <text:p>-13.8763714846614</text:p>
              </table:table-cell>
              <table:table-cell office:value-type="float" office:value="-4.70903489925415">
                <text:p>-4.70903489925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4.89319246112">
                <text:p>1584.89319246112</text:p>
              </table:table-cell>
              <table:table-cell office:value-type="float" office:value="-14.1774014803254">
                <text:p>-14.1774014803254</text:p>
              </table:table-cell>
              <table:table-cell office:value-type="float" office:value="-4.70903490070813">
                <text:p>-4.70903490070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11.88643150959">
                <text:p>2511.88643150959</text:p>
              </table:table-cell>
              <table:table-cell office:value-type="float" office:value="-14.1774014803254">
                <text:p>-14.1774014803254</text:p>
              </table:table-cell>
              <table:table-cell office:value-type="float" office:value="-4.70903499903707">
                <text:p>-4.70903499903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81.07170553498">
                <text:p>3981.07170553498</text:p>
              </table:table-cell>
              <table:table-cell office:value-type="float" office:value="-300">
                <text:p>-300</text:p>
              </table:table-cell>
              <table:table-cell office:value-type="float" office:value="-4.70903479252274">
                <text:p>-4.70903479252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09.57344480195">
                <text:p>6309.57344480195</text:p>
              </table:table-cell>
              <table:table-cell office:value-type="float" office:value="-14.1774014803254">
                <text:p>-14.1774014803254</text:p>
              </table:table-cell>
              <table:table-cell office:value-type="float" office:value="-4.70903571589044">
                <text:p>-4.70903571589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99.9999">
                <text:p>9999.9999</text:p>
              </table:table-cell>
              <table:table-cell office:value-type="float" office:value="-300">
                <text:p>-300</text:p>
              </table:table-cell>
              <table:table-cell office:value-type="float" office:value="-4.70903097016732">
                <text:p>-4.70903097016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